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/>
    <style:font-face style:name="Segoe UI Web" svg:font-family="'Segoe UI Web', 'Segoe UI', 'Segoe WP', 'Segoe UI Emoji', Tahoma, Arial, sans-serif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ab8cb"/>
    </style:style>
    <style:style style:name="P2" style:family="paragraph" style:parent-style-name="Heading_20_2">
      <style:paragraph-properties fo:text-align="start" style:justify-single-word="false"/>
      <style:text-properties officeooo:rsid="000ab8cb" officeooo:paragraph-rsid="0018f9e4"/>
    </style:style>
    <style:style style:name="P3" style:family="paragraph" style:parent-style-name="Heading_20_2">
      <style:text-properties officeooo:paragraph-rsid="001d5b4a"/>
    </style:style>
    <style:style style:name="P4" style:family="paragraph" style:parent-style-name="Standard">
      <style:text-properties officeooo:rsid="000ab8cb" officeooo:paragraph-rsid="000ab8cb"/>
    </style:style>
    <style:style style:name="P5" style:family="paragraph" style:parent-style-name="Standard">
      <style:paragraph-properties fo:text-align="start" style:justify-single-word="false"/>
      <style:text-properties officeooo:rsid="000ab8cb" officeooo:paragraph-rsid="000ab8cb"/>
    </style:style>
    <style:style style:name="P6" style:family="paragraph" style:parent-style-name="Standard">
      <style:paragraph-properties fo:orphans="2" fo:widows="2"/>
      <style:text-properties fo:font-variant="normal" fo:text-transform="none" style:font-name="apple-system" fo:font-size="10.5pt" fo:letter-spacing="normal" fo:font-style="normal" fo:font-weight="normal"/>
    </style:style>
    <style:style style:name="P7" style:family="paragraph" style:parent-style-name="Standard">
      <style:paragraph-properties fo:orphans="2" fo:widows="2"/>
      <style:text-properties fo:font-variant="normal" fo:text-transform="none" style:font-name="apple-system" fo:font-size="10.5pt" fo:letter-spacing="normal" fo:font-style="normal" fo:font-weight="normal" officeooo:rsid="0013d8e6" officeooo:paragraph-rsid="0013d8e6"/>
    </style:style>
    <style:style style:name="P8" style:family="paragraph" style:parent-style-name="Standard">
      <style:paragraph-properties fo:orphans="2" fo:widows="2"/>
    </style:style>
    <style:style style:name="P9" style:family="paragraph" style:parent-style-name="Standard">
      <style:paragraph-properties fo:text-align="start" style:justify-single-word="false"/>
      <style:text-properties officeooo:rsid="001089e5" officeooo:paragraph-rsid="001089e5"/>
    </style:style>
    <style:style style:name="P10" style:family="paragraph" style:parent-style-name="Standard">
      <style:text-properties fo:color="#ffffff" style:font-name="Liberation Sans1" fo:font-weight="bold" officeooo:rsid="000ab8cb" officeooo:paragraph-rsid="000ab8cb" fo:background-color="#000000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609cm" fo:orphans="2" fo:widows="2" fo:text-indent="0cm" style:auto-text-indent="false"/>
      <style:text-properties fo:font-variant="normal" fo:text-transform="none" fo:color="#ffffff" style:font-name="apple-system" fo:font-size="13.5pt" fo:letter-spacing="normal" fo:font-style="normal" fo:font-weight="bold" fo:background-color="#2d2c2c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609cm" fo:orphans="2" fo:widows="2" fo:text-indent="0cm" style:auto-text-indent="false"/>
      <style:text-properties fo:font-variant="normal" fo:text-transform="none" fo:color="#ffffff" style:font-name="apple-system" fo:font-size="13.5pt" fo:letter-spacing="normal" fo:font-style="normal" fo:font-weight="bold" officeooo:paragraph-rsid="001d5b4a" fo:background-color="#2d2c2c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397cm" fo:orphans="2" fo:widows="2" fo:text-indent="0cm" style:auto-text-indent="false"/>
      <style:text-properties fo:font-variant="normal" fo:text-transform="none" fo:color="#ffffff" style:font-name="apple-system" fo:font-size="9pt" fo:letter-spacing="normal" fo:font-style="normal" fo:font-weight="normal" fo:background-color="#2d2c2c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397cm" fo:orphans="2" fo:widows="2" fo:text-indent="0cm" style:auto-text-indent="false"/>
      <style:text-properties fo:font-variant="normal" fo:text-transform="none" fo:color="#ffffff" style:font-name="apple-system" fo:font-size="9pt" fo:letter-spacing="normal" fo:font-style="normal" fo:font-weight="normal" officeooo:paragraph-rsid="001d5b4a" fo:background-color="#2d2c2c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use-window-font-color="true" style:font-name="Segoe UI Web" fo:font-size="10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font-name="Segoe UI Web" fo:font-size="10.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bb451" officeooo:paragraph-rsid="001d5b4a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use-window-font-color="tru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d5b4a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Heading_20_2">
      <style:text-properties fo:color="#ffffff" style:font-name="Liberation Sans1" fo:font-weight="bold" fo:background-color="#000000"/>
    </style:style>
    <style:style style:name="P24" style:family="paragraph" style:parent-style-name="Footer">
      <style:paragraph-properties fo:text-align="center" style:justify-single-word="false"/>
    </style:style>
    <style:style style:name="T1" style:family="text">
      <style:text-properties fo:font-variant="normal" fo:text-transform="none" fo:color="#000000" style:font-name="Segoe UI Web" fo:font-size="10.5pt" fo:letter-spacing="normal" fo:font-style="normal" fo:font-weight="normal"/>
    </style:style>
    <style:style style:name="T2" style:family="text">
      <style:text-properties fo:font-variant="normal" fo:text-transform="none" style:text-line-through-style="none" style:text-line-through-type="none" style:font-name="Segoe UI Web" fo:font-size="10.5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4" style:family="text">
      <style:text-properties officeooo:rsid="000f013b"/>
    </style:style>
    <style:style style:name="T5" style:family="text">
      <style:text-properties officeooo:rsid="0013d8e6"/>
    </style:style>
    <style:style style:name="T6" style:family="text">
      <style:text-properties officeooo:rsid="00141833"/>
    </style:style>
    <style:style style:name="T7" style:family="text">
      <style:text-properties officeooo:rsid="0017217a"/>
    </style:style>
    <style:style style:name="T8" style:family="text">
      <style:text-properties officeooo:rsid="0018f9e4"/>
    </style:style>
    <style:style style:name="T9" style:family="text">
      <style:text-properties fo:color="#ffffff" style:font-name="Liberation Sans1" fo:font-weight="bold" fo:background-color="#000000" loext:char-shading-value="0"/>
    </style:style>
    <style:style style:name="T10" style:family="text">
      <style:text-properties fo:color="#ffffff" style:font-name="Liberation Sans1" fo:font-weight="bold" officeooo:rsid="0019e043" fo:background-color="#0000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HARTI workshop rollout:</text:h>
      <text:p text:style-name="P4"><text:span text:style-name="T10">&gt;</text:span> <text:s text:c="6"/></text:p>
      <text:h text:style-name="Heading_20_2" text:outline-level="2">Day1 Round Up:</text:h>
      <text:p text:style-name="P6">Topics Covered - </text:p>
      <text:p text:style-name="P6">Why use R?, Why use R for humanities work?, Data Analysis workflows (data acquisition, data cleaning, data analysis, data visualization), MIT Scratch, First look at RStudio, Variables, Commenting, Set working directory (upto pg 6 in Matloff, [The Art of R Programming] - uploaded in files)</text:p>
      <text:p text:style-name="P6">Also uploaded in Files is today's RStudio output.</text:p>
      <text:p text:style-name="P6"/>
      <text:p text:style-name="P6"/>
      <text:h text:style-name="Heading_20_2" text:outline-level="2">Day1: Console Output</text:h>
      <text:p text:style-name="P4"><text:s/><text:span text:style-name="T9">&gt;</text:span>1+1</text:p>
      <text:p text:style-name="P4">[1] 2</text:p>
      <text:p text:style-name="P4"><text:span text:style-name="T9">&gt;</text:span>print(1+1)</text:p>
      <text:p text:style-name="P4">[1] 2</text:p>
      <text:p text:style-name="P4"><text:span text:style-name="T9">&gt;</text:span>?print</text:p>
      <text:p text:style-name="P4"><text:span text:style-name="T9">&gt;</text:span>print(workshop)</text:p>
      <text:p text:style-name="P4">Error in print(workshop) : object 'workshop' not found</text:p>
      <text:p text:style-name="P4"><text:span text:style-name="T9">&gt;</text:span>print("workshop")</text:p>
      <text:p text:style-name="P4">[1] "workshop"</text:p>
      <text:p text:style-name="P4"><text:span text:style-name="T9">&gt;</text:span>a &lt;- 1000</text:p>
      <text:p text:style-name="P4"><text:span text:style-name="T9">&gt;</text:span>a &lt;- 2000</text:p>
      <text:p text:style-name="P4"><text:span text:style-name="T9">&gt;</text:span>print(a0)</text:p>
      <text:p text:style-name="P4">Error in print(a0) : object 'a0' not found</text:p>
      <text:p text:style-name="P4"><text:span text:style-name="T9">&gt;</text:span>print(a)</text:p>
      <text:p text:style-name="P4">[1] 2000</text:p>
      <text:p text:style-name="P4"><text:span text:style-name="T9">&gt;</text:span>print(a)</text:p>
      <text:p text:style-name="P4">[1] 2000</text:p>
      <text:p text:style-name="P4"><text:span text:style-name="T9">&gt;</text:span>a &lt;- "workshop"</text:p>
      <text:p text:style-name="P4"><text:span text:style-name="T9">&gt;</text:span>geoDummykiKarda &lt;- "workshop"</text:p>
      <text:p text:style-name="P4"><text:span text:style-name="T9">&gt;</text:span>print(geoDummykiKarda)</text:p>
      <text:p text:style-name="P4">[1] "workshop"</text:p>
      <text:p text:style-name="P4"><text:span text:style-name="T9">&gt;</text:span>getwd()</text:p>
      <text:p text:style-name="P4">[1] "C:/Users/DELL/Documents"</text:p>
      <text:p text:style-name="P4"><text:span text:style-name="T9">&gt;</text:span>setwd("~/R")</text:p>
      <text:p text:style-name="P10">&gt;</text:p>
      <text:p text:style-name="P4"/>
      <text:h text:style-name="P23" text:outline-level="2"/>
      <text:p text:style-name="P4"/>
      <text:p text:style-name="P5"><text:s text:c="4"/></text:p>
      <text:h text:style-name="Heading_20_2" text:outline-level="2">Day2 Round Up:</text:h>
      <text:p text:style-name="P6">Topics covered - </text:p>
      <text:p text:style-name="P6"><text:soft-page-break/>Getting help, Installing packages</text:p>
      <text:p text:style-name="P6">File formats - spreadsheet, csv, json</text:p>
      <text:p text:style-name="P6">Variable types - Vectors, Lists, Dataframes</text:p>
      <text:p text:style-name="P6">commands - str, length, sort, list, data.frame</text:p>
      <text:p text:style-name="P6">These topics upto page 24 in Matloff</text:p>
      <text:p text:style-name="P6">I have also checked that you can access the Notebook feature. You can follow the scheme as shown in the screenshot</text:p>
      <text:p text:style-name="P5"/>
      <text:p text:style-name="P5"/>
      <text:h text:style-name="Heading_20_2" text:outline-level="2">Day2:Console Output</text:h>
      <text:p text:style-name="P9"><text:span text:style-name="T9">&gt;</text:span>a &lt;- 2</text:p>
      <text:p text:style-name="P9"><text:span text:style-name="T9">&gt;</text:span>an apple &lt;- 23</text:p>
      <text:p text:style-name="P9">Error: unexpected symbol in "an apple"</text:p>
      <text:p text:style-name="P9"><text:span text:style-name="T9">&gt;</text:span>getApples &lt;- 23</text:p>
      <text:p text:style-name="P9"><text:span text:style-name="T9">&gt;</text:span>str(getApples)</text:p>
      <text:p text:style-name="P9"><text:s/>num 23</text:p>
      <text:p text:style-name="P9"><text:span text:style-name="T9">&gt;</text:span>getBananas &lt;- "nuts"</text:p>
      <text:p text:style-name="P9"><text:span text:style-name="T9">&gt;</text:span>str(getBananas)</text:p>
      <text:p text:style-name="P9"><text:s/>chr "nuts"</text:p>
      <text:p text:style-name="P9"><text:span text:style-name="T9">&gt;</text:span>?str</text:p>
      <text:p text:style-name="P9"><text:span text:style-name="T9">&gt;</text:span>?print</text:p>
      <text:p text:style-name="P9"><text:span text:style-name="T9">&gt;</text:span>march &lt;- c(1,2,3,4,5,6,7,8)</text:p>
      <text:p text:style-name="P9"><text:span text:style-name="T9">&gt;</text:span>str(march)</text:p>
      <text:p text:style-name="P9"><text:s/>num [1:8] 1 2 3 4 5 6 7 8</text:p>
      <text:p text:style-name="P9"><text:span text:style-name="T9">&gt;</text:span>print(march)</text:p>
      <text:p text:style-name="P9">[1] 1 2 3 4 5 6 7 8</text:p>
      <text:p text:style-name="P9"><text:span text:style-name="T9">&gt;</text:span>march</text:p>
      <text:p text:style-name="P9">[1] 1 2 3 4 5 6 7 8</text:p>
      <text:p text:style-name="P9"><text:span text:style-name="T9">&gt;</text:span>week &lt;- c("mon","tue","wed","thu","fri","sat","sun")</text:p>
      <text:p text:style-name="P9"><text:span text:style-name="T9">&gt;</text:span>week</text:p>
      <text:p text:style-name="P9">[1] "mon" "tue" "wed" "thu" "fri" "sat" "sun"</text:p>
      <text:p text:style-name="P9"><text:span text:style-name="T9">&gt;</text:span>str(week)</text:p>
      <text:p text:style-name="P9"><text:s/>chr [1:7] "mon" "tue" "wed" "thu" "fri" "sat" "sun"</text:p>
      <text:p text:style-name="P9"><text:span text:style-name="T9">&gt;</text:span>sort(week)</text:p>
      <text:p text:style-name="P9">[1] "fri" "mon" "sat" "sun" "thu" "tue" "wed"</text:p>
      <text:p text:style-name="P9"><text:span text:style-name="T9">&gt;</text:span>sort(week, decreasing = TRUE)</text:p>
      <text:p text:style-name="P9">[1] "wed" "tue" "thu" "sun" "sat" "mon" "fri"</text:p>
      <text:p text:style-name="P9"><text:span text:style-name="T9">&gt;</text:span>march &lt;- c(1,2,3,4,5,6,7)</text:p>
      <text:p text:style-name="P9"><text:span text:style-name="T9">&gt;</text:span>marchList &lt;- list(march, week)</text:p>
      <text:p text:style-name="P9"><text:span text:style-name="T9">&gt;</text:span>marchList</text:p>
      <text:p text:style-name="P9">[[1]]</text:p>
      <text:p text:style-name="P9">[1] 1 2 3 4 5 6 7</text:p>
      <text:p text:style-name="P9"/>
      <text:p text:style-name="P9">[[2]]</text:p>
      <text:p text:style-name="P9">[1] "mon" "tue" "wed" "thu" "fri" "sat" "sun"</text:p>
      <text:p text:style-name="P9"/>
      <text:p text:style-name="P9"><text:span text:style-name="T9">&gt;</text:span>print(marchList)</text:p>
      <text:p text:style-name="P9">[[1]]</text:p>
      <text:p text:style-name="P9">[1] 1 2 3 4 5 6 7</text:p>
      <text:p text:style-name="P9"><text:soft-page-break/></text:p>
      <text:p text:style-name="P9">[[2]]</text:p>
      <text:p text:style-name="P9">[1] "mon" "tue" "wed" "thu" "fri" "sat" "sun"</text:p>
      <text:p text:style-name="P9"/>
      <text:p text:style-name="P9"><text:span text:style-name="T9">&gt;</text:span>str(marchList)</text:p>
      <text:p text:style-name="P9">List of 2</text:p>
      <text:p text:style-name="P9"><text:s/>$ : num [1:7] 1 2 3 4 5 6 7</text:p>
      <text:p text:style-name="P9"><text:s/>$ : chr [1:7] "mon" "tue" "wed" "thu" ...</text:p>
      <text:p text:style-name="P9"><text:span text:style-name="T9">&gt;</text:span>length(week)</text:p>
      <text:p text:style-name="P9">[1] 7</text:p>
      <text:p text:style-name="P9"><text:span text:style-name="T9">&gt;</text:span>length(marchList)</text:p>
      <text:p text:style-name="P9">[1] 2</text:p>
      <text:p text:style-name="P9"><text:span text:style-name="T9">&gt;</text:span>marchList[1]</text:p>
      <text:p text:style-name="P9">[[1]]</text:p>
      <text:p text:style-name="P9">[1] 1 2 3 4 5 6 7</text:p>
      <text:p text:style-name="P9"/>
      <text:p text:style-name="P9"><text:span text:style-name="T9">&gt;</text:span>week[3]</text:p>
      <text:p text:style-name="P9">[1] "wed"</text:p>
      <text:p text:style-name="P9"><text:span text:style-name="T9">&gt;</text:span>length(marchList[1])</text:p>
      <text:p text:style-name="P9">[1] 1</text:p>
      <text:p text:style-name="P9"><text:span text:style-name="T9">&gt;</text:span>length(unlist(marchList[1]))</text:p>
      <text:p text:style-name="P9">[1] 7</text:p>
      <text:p text:style-name="P9"><text:span text:style-name="T9">&gt;</text:span>marchFrame &lt;- data.frame(march,week)</text:p>
      <text:p text:style-name="P9"><text:span text:style-name="T9">&gt;</text:span>str(marchFrame)</text:p>
      <text:p text:style-name="P9">'data.frame':<text:tab/>7 obs. of <text:s/>2 variables:</text:p>
      <text:p text:style-name="P9"><text:s/>$ march: num <text:s/>1 2 3 4 5 6 7</text:p>
      <text:p text:style-name="P9"><text:s/>$ week : chr <text:s/>"mon" "tue" "wed" "thu" ...</text:p>
      <text:p text:style-name="P9"><text:span text:style-name="T9">&gt;</text:span>marchFrame[2]</text:p>
      <text:p text:style-name="P9"><text:s text:c="2"/>week</text:p>
      <text:p text:style-name="P9">1 <text:s/>mon</text:p>
      <text:p text:style-name="P9">2 <text:s/>tue</text:p>
      <text:p text:style-name="P9">3 <text:s/>wed</text:p>
      <text:p text:style-name="P9">4 <text:s/>thu</text:p>
      <text:p text:style-name="P9">5 <text:s/>fri</text:p>
      <text:p text:style-name="P9">6 <text:s/>sat</text:p>
      <text:p text:style-name="P9">7 <text:s/>sun</text:p>
      <text:p text:style-name="P9"><text:span text:style-name="T9">&gt;</text:span>marchFrame$week</text:p>
      <text:p text:style-name="P9">[1] "mon" "tue" "wed" "thu" "fri" "sat" "sun"</text:p>
      <text:p text:style-name="P9"><text:span text:style-name="T9">&gt;</text:span>str(marchFrame[2])</text:p>
      <text:p text:style-name="P9">'data.frame':<text:tab/>7 obs. of <text:s/>1 variable:</text:p>
      <text:p text:style-name="P9"><text:s/>$ week: chr <text:s/>"mon" "tue" "wed" "thu" ...</text:p>
      <text:p text:style-name="P9"><text:span text:style-name="T9">&gt;</text:span>length(marchFrame[2])</text:p>
      <text:p text:style-name="P9">[1] 1</text:p>
      <text:p text:style-name="P9"><text:span text:style-name="T9">&gt;</text:span>length(marchFrame$week)</text:p>
      <text:p text:style-name="P9">[1] 7</text:p>
      <text:p text:style-name="P5"/>
      <text:h text:style-name="P3" text:outline-level="2">Assignment <text:span text:style-name="T4">1</text:span></text:h>
      <text:p text:style-name="P13">Create a Data Frame</text:p>
      <text:p text:style-name="P15"><text:soft-page-break/>Due Mar 2 </text:p>
      <text:p text:style-name="P21"/>
      <text:p text:style-name="P19">Create a dataframe with Names of month and the number of days in each month.</text:p>
      <text:p text:style-name="P21">&lt;https://teams.microsoft.com/l/message/19:9X9PYPo2DM6RyJS3rweHjoMSgRtCBg0HEfxnXNLULIU1@thread.tacv2/1646133322053?tenantId=624d5c4b-45c5-4122-8cd0-44f0f84e945d&amp;amp;groupId=38c944c3-2d19-462f-bedf-3d5af76e9f8b&amp;amp;parentMessageId=1646133322053&amp;amp;teamName=Introduction to R for the Humanities&amp;amp;channelName=General&amp;amp;createdTime=1646133322053<text:span text:style-name="T9">&gt;</text:span></text:p>
      <text:h text:style-name="Heading_20_2" text:outline-level="2">Assignment <text:span text:style-name="T5">2</text:span></text:h>
      <text:p text:style-name="P12">Vector Filtering</text:p>
      <text:p text:style-name="P14">Due Mar 3</text:p>
      <text:p text:style-name="P11"/>
      <text:p text:style-name="Standard">Instructions</text:p>
      <text:p text:style-name="P17">#(1) Manually create a vector with 10 numbers # (a) Get all the values that are greater than 5 # (b) Get all the values that are odd # (provide two ways to do this) # (c) Get the index of all the odd values # (d) Check if all values are even # (e) Check if any value is even<text:line-break/>Paste your entire console output (including the commands, errors etc. ) in your submission.</text:p>
      <text:p text:style-name="P20"/>
      <text:p text:style-name="P11">&lt;https://teams.microsoft.com/l/message/19:9X9PYPo2DM6RyJS3rweHjoMSgRtCBg0HEfxnXNLULIU1@thread.tacv2/1646217704019?tenantId=624d5c4b-45c5-4122-8cd0-44f0f84e945d&amp;amp;groupId=38c944c3-2d19-462f-bedf-3d5af76e9f8b&amp;amp;parentMessageId=1646217704019&amp;amp;teamName=Introduction to R for the Humanities&amp;amp;channelName=General&amp;amp;createdTime=1646217704019<text:span text:style-name="T9">&gt;</text:span></text:p>
      <text:p text:style-name="P5"/>
      <text:h text:style-name="Heading_20_2" text:outline-level="2">Day 3 Round Up:</text:h>
      <text:p text:style-name="P6">Topics covered - Generating vectors, Vector Indexing, Vector filtering</text:p>
      <text:p text:style-name="P6">Functions - append, seq, which, ifelse</text:p>
      <text:p text:style-name="P6">Matloff upto page 49</text:p>
      <text:p text:style-name="P6">Complete the Assignment</text:p>
      <text:p text:style-name="P6"/>
      <text:h text:style-name="Heading_20_2" text:outline-level="2">Day3: Console Output</text:h>
      <text:p text:style-name="P7"><text:span text:style-name="T9">&gt;</text:span>x &lt;- c(1,3,5)</text:p>
      <text:p text:style-name="P7"><text:span text:style-name="T9">&gt;</text:span>x</text:p>
      <text:p text:style-name="P7">[1] 1 3 5</text:p>
      <text:p text:style-name="P7"><text:span text:style-name="T9">&gt;</text:span>x &lt;- c(1:5)</text:p>
      <text:p text:style-name="P7"><text:span text:style-name="T9">&gt;</text:span>x</text:p>
      <text:p text:style-name="P7">[1] 1 2 3 4 5</text:p>
      <text:p text:style-name="P7"><text:span text:style-name="T9">&gt;</text:span>x[3]</text:p>
      <text:p text:style-name="P7">[1] 3</text:p>
      <text:p text:style-name="P7"><text:span text:style-name="T9">&gt;</text:span>x[4]</text:p>
      <text:p text:style-name="P7">[1] 4</text:p>
      <text:p text:style-name="P7"><text:span text:style-name="T9">&gt;</text:span>y &lt;- c("a","b")</text:p>
      <text:p text:style-name="P7"><text:span text:style-name="T9">&gt;</text:span>y[2]</text:p>
      <text:p text:style-name="P7">[1] "b"</text:p>
      <text:p text:style-name="P7"><text:soft-page-break/><text:span text:style-name="T9">&gt;</text:span>y[length(y)-1]</text:p>
      <text:p text:style-name="P7">[1] "a"</text:p>
      <text:p text:style-name="P7"><text:span text:style-name="T9">&gt;</text:span>x</text:p>
      <text:p text:style-name="P7">[1] 1 2 3 4 5</text:p>
      <text:p text:style-name="P7"><text:span text:style-name="T9">&gt;</text:span>x &lt;- c(x,7,8)</text:p>
      <text:p text:style-name="P7"><text:span text:style-name="T9">&gt;</text:span>x</text:p>
      <text:p text:style-name="P7">[1] 1 2 3 4 5 7 8</text:p>
      <text:p text:style-name="P7"><text:span text:style-name="T9">&gt;</text:span>x &lt;- append(x,9999)</text:p>
      <text:p text:style-name="P7"><text:span text:style-name="T9">&gt;</text:span>x</text:p>
      <text:p text:style-name="P7">[1] <text:s text:c="3"/>1 <text:s text:c="3"/>2 <text:s text:c="3"/>3 <text:s text:c="3"/>4 <text:s text:c="3"/>5 <text:s text:c="3"/>7 <text:s text:c="3"/>8 9999</text:p>
      <text:p text:style-name="P7"><text:span text:style-name="T9">&gt;</text:span>x &lt;- append(x, "bad")</text:p>
      <text:p text:style-name="P7"><text:span text:style-name="T9">&gt;</text:span>x</text:p>
      <text:p text:style-name="P7">[1] "1" <text:s text:c="3"/>"2" <text:s text:c="3"/>"3" <text:s text:c="3"/>"4" <text:s text:c="3"/>"5" <text:s text:c="3"/>"7" <text:s text:c="3"/>"8" <text:s text:c="3"/>"9999" "bad" </text:p>
      <text:p text:style-name="P7"><text:span text:style-name="T9">&gt;</text:span>f &lt;- c(50,100)</text:p>
      <text:p text:style-name="P7"><text:span text:style-name="T9">&gt;</text:span>f+y</text:p>
      <text:p text:style-name="P7">Error in f + y : non-numeric argument to binary operator</text:p>
      <text:p text:style-name="P7"><text:span text:style-name="T9">&gt;</text:span>append(f,y)</text:p>
      <text:p text:style-name="P7">[1] "50" <text:s/>"100" "a" <text:s text:c="2"/>"b" <text:s/></text:p>
      <text:p text:style-name="P7"><text:span text:style-name="T9">&gt;</text:span>seq(x0, 6, 0.01)</text:p>
      <text:p text:style-name="P7">Error in seq(x0, 6, 0.01) : object 'x0' not found</text:p>
      <text:p text:style-name="P7"><text:span text:style-name="T9">&gt;</text:span>seq(x, 6, 0.01)</text:p>
      <text:p text:style-name="P7">Error in seq.default(x, 6, 0.01) : 'from' must be of length 1</text:p>
      <text:p text:style-name="P7"><text:span text:style-name="T9">&gt;</text:span>x3&lt;-seq(1,100,by=5)</text:p>
      <text:p text:style-name="P7"><text:span text:style-name="T9">&gt;</text:span>x3</text:p>
      <text:p text:style-name="P7"><text:s/>[1] <text:s/>1 <text:s/>6 11 16 21 26 31 36 41 46 51 56 61 66 71 76 81 86 91 96</text:p>
      <text:p text:style-name="P7"><text:span text:style-name="T9">&gt;</text:span>length(x3)</text:p>
      <text:p text:style-name="P7">[1] 20</text:p>
      <text:p text:style-name="P7"><text:span text:style-name="T9">&gt;</text:span>x3&lt;-seq(1,100,by=(3*3))</text:p>
      <text:p text:style-name="P7"><text:span text:style-name="T9">&gt;</text:span>x3</text:p>
      <text:p text:style-name="P7"><text:s/>[1] <text:s text:c="2"/>1 <text:s/>10 <text:s/>19 <text:s/>28 <text:s/>37 <text:s/>46 <text:s/>55 <text:s/>64 <text:s/>73 <text:s/>82 <text:s/>91 100</text:p>
      <text:p text:style-name="P7"><text:span text:style-name="T9">&gt;</text:span>x3&lt;-seq(1,100,by=(x3[2]*3))</text:p>
      <text:p text:style-name="P7"><text:span text:style-name="T9">&gt;</text:span>x3</text:p>
      <text:p text:style-name="P7">[1] <text:s/>1 31 61 91</text:p>
      <text:p text:style-name="P7"><text:span text:style-name="T9">&gt;</text:span>x3[3] &lt;- 71</text:p>
      <text:p text:style-name="P7"><text:span text:style-name="T9">&gt;</text:span>x3</text:p>
      <text:p text:style-name="P7">[1] <text:s/>1 31 71 91</text:p>
      <text:p text:style-name="P7"><text:span text:style-name="T9">&gt;</text:span>x3&lt;-seq(1,100,by=5)</text:p>
      <text:p text:style-name="P7"><text:span text:style-name="T9">&gt;</text:span>x3</text:p>
      <text:p text:style-name="P7"><text:s/>[1] <text:s/>1 <text:s/>6 11 16 21 26 31 36 41 46 51 56 61 66 71 76 81 86 91 96</text:p>
      <text:p text:style-name="P7"><text:span text:style-name="T9">&gt;</text:span>x3[4]</text:p>
      <text:p text:style-name="P7">[1] 16</text:p>
      <text:p text:style-name="P7"><text:span text:style-name="T9">&gt;</text:span>x3[4:10]</text:p>
      <text:p text:style-name="P7">[1] 16 21 26 31 36 41 46</text:p>
      <text:p text:style-name="P7"><text:span text:style-name="T9">&gt;</text:span>x &lt;- c(1,3,5)</text:p>
      <text:p text:style-name="P7"><text:span text:style-name="T9">&gt;</text:span>x3[x]</text:p>
      <text:p text:style-name="P7">[1] <text:s/>1 11 21</text:p>
      <text:p text:style-name="P7"><text:span text:style-name="T9">&gt;</text:span>x3[-1]</text:p>
      <text:p text:style-name="P7"><text:s/>[1] <text:s/>6 11 16 21 26 31 36 41 46 51 56 61 66 71 76 81 86 91 96</text:p>
      <text:p text:style-name="P7"><text:span text:style-name="T9">&gt;</text:span>x3[-x]</text:p>
      <text:p text:style-name="P7"><text:s/>[1] <text:s/>6 16 26 31 36 41 46 51 56 61 66 71 76 81 86 91 96</text:p>
      <text:p text:style-name="P7"><text:span text:style-name="T9">&gt;</text:span>?which</text:p>
      <text:p text:style-name="P7"><text:span text:style-name="T9">&gt;</text:span>which(x35<text:span text:style-name="T9">&gt;</text:span>)</text:p>
      <text:p text:style-name="P7"><text:s/>[1] 11 12 13 14 15 16 17 18 19 20</text:p>
      <text:p text:style-name="P7"><text:span text:style-name="T9">&gt;</text:span>x3[which(x35<text:span text:style-name="T9">&gt;</text:span>)]</text:p>
      <text:p text:style-name="P7"><text:s/>[1] 51 56 61 66 71 76 81 86 91 96</text:p>
      <text:p text:style-name="P7"><text:span text:style-name="T9">&gt;</text:span>y</text:p>
      <text:p text:style-name="P7"><text:soft-page-break/>[1] "a" "b"</text:p>
      <text:p text:style-name="P7"><text:span text:style-name="T9">&gt;</text:span>g = c(44,55)</text:p>
      <text:p text:style-name="P7"><text:span text:style-name="T9">&gt;</text:span>g</text:p>
      <text:p text:style-name="P7">[1] 44 55</text:p>
      <text:p text:style-name="P7"><text:span text:style-name="T9">&gt;</text:span>which(x3=51)</text:p>
      <text:p text:style-name="P7">Error in which(x3 = 51) : unused argument (x3 = 51)</text:p>
      <text:p text:style-name="P7"><text:span text:style-name="T9">&gt;</text:span>which(x3==51)</text:p>
      <text:p text:style-name="P7">[1] 11</text:p>
      <text:p text:style-name="P7"><text:span text:style-name="T9">&gt;</text:span>which(y=="b")</text:p>
      <text:p text:style-name="P7">[1] 2</text:p>
      <text:p text:style-name="P7"><text:span text:style-name="T9">&gt;</text:span>length(which(y=="b"))</text:p>
      <text:p text:style-name="P7">[1] 1</text:p>
      <text:p text:style-name="P7"><text:span text:style-name="T9">&gt;</text:span>far &lt;- seq(1:100, by=10)</text:p>
      <text:p text:style-name="P7">Error in seq.default(1:100, by = 10) : 'from' must be of length 1</text:p>
      <text:p text:style-name="P7"><text:span text:style-name="T9">&gt;</text:span>far &lt;- seq(1,100, by=10)</text:p>
      <text:p text:style-name="P7"><text:span text:style-name="T9">&gt;</text:span>far</text:p>
      <text:p text:style-name="P7"><text:s/>[1] <text:s/>1 11 21 31 41 51 61 71 81 91</text:p>
      <text:p text:style-name="P7"><text:span text:style-name="T9">&gt;</text:span>near &lt;- seq(1,100, length(6))</text:p>
      <text:p text:style-name="P7"><text:span text:style-name="T9">&gt;</text:span>near</text:p>
      <text:p text:style-name="P7"><text:s text:c="2"/>[1] <text:s text:c="2"/>1 <text:s text:c="2"/>2 <text:s text:c="2"/>3 <text:s text:c="2"/>4 <text:s text:c="2"/>5 <text:s text:c="2"/>6 <text:s text:c="2"/>7 <text:s text:c="2"/>8 <text:s text:c="2"/>9 <text:s/>10 <text:s/>11 <text:s/>12 <text:s/>13 <text:s/>14 <text:s/>15 <text:s/>16 <text:s/>17</text:p>
      <text:p text:style-name="P7"><text:s/>[18] <text:s/>18 <text:s/>19 <text:s/>20 <text:s/>21 <text:s/>22 <text:s/>23 <text:s/>24 <text:s/>25 <text:s/>26 <text:s/>27 <text:s/>28 <text:s/>29 <text:s/>30 <text:s/>31 <text:s/>32 <text:s/>33 <text:s/>34</text:p>
      <text:p text:style-name="P7"><text:s/>[35] <text:s/>35 <text:s/>36 <text:s/>37 <text:s/>38 <text:s/>39 <text:s/>40 <text:s/>41 <text:s/>42 <text:s/>43 <text:s/>44 <text:s/>45 <text:s/>46 <text:s/>47 <text:s/>48 <text:s/>49 <text:s/>50 <text:s/>51</text:p>
      <text:p text:style-name="P7"><text:s/>[52] <text:s/>52 <text:s/>53 <text:s/>54 <text:s/>55 <text:s/>56 <text:s/>57 <text:s/>58 <text:s/>59 <text:s/>60 <text:s/>61 <text:s/>62 <text:s/>63 <text:s/>64 <text:s/>65 <text:s/>66 <text:s/>67 <text:s/>68</text:p>
      <text:p text:style-name="P7"><text:s/>[69] <text:s/>69 <text:s/>70 <text:s/>71 <text:s/>72 <text:s/>73 <text:s/>74 <text:s/>75 <text:s/>76 <text:s/>77 <text:s/>78 <text:s/>79 <text:s/>80 <text:s/>81 <text:s/>82 <text:s/>83 <text:s/>84 <text:s/>85</text:p>
      <text:p text:style-name="P7"><text:s/>[86] <text:s/>86 <text:s/>87 <text:s/>88 <text:s/>89 <text:s/>90 <text:s/>91 <text:s/>92 <text:s/>93 <text:s/>94 <text:s/>95 <text:s/>96 <text:s/>97 <text:s/>98 <text:s/>99 100</text:p>
      <text:p text:style-name="P7"><text:span text:style-name="T9">&gt;</text:span>near &lt;- seq(1,100, length=6)</text:p>
      <text:p text:style-name="P7"><text:span text:style-name="T9">&gt;</text:span>near</text:p>
      <text:p text:style-name="P7">[1] <text:s text:c="2"/>1.0 <text:s/>20.8 <text:s/>40.6 <text:s/>60.4 <text:s/>80.2 100.0</text:p>
      <text:p text:style-name="P7"><text:span text:style-name="T9">&gt;</text:span>near &lt;- seq(1,100, length=25)</text:p>
      <text:p text:style-name="P7"><text:span text:style-name="T9">&gt;</text:span>near</text:p>
      <text:p text:style-name="P7"><text:s/>[1] <text:s text:c="2"/>1.000 <text:s text:c="2"/>5.125 <text:s text:c="2"/>9.250 <text:s/>13.375 <text:s/>17.500 <text:s/>21.625 <text:s/>25.750 <text:s/>29.875</text:p>
      <text:p text:style-name="P7"><text:s/>[9] <text:s/>34.000 <text:s/>38.125 <text:s/>42.250 <text:s/>46.375 <text:s/>50.500 <text:s/>54.625 <text:s/>58.750 <text:s/>62.875</text:p>
      <text:p text:style-name="P7">[17] <text:s/>67.000 <text:s/>71.125 <text:s/>75.250 <text:s/>79.375 <text:s/>83.500 <text:s/>87.625 <text:s/>91.750 <text:s/>95.875</text:p>
      <text:p text:style-name="P7">[25] 100.000</text:p>
      <text:p text:style-name="P7"><text:span text:style-name="T9">&gt;</text:span>x3</text:p>
      <text:p text:style-name="P7"><text:s/>[1] <text:s/>1 <text:s/>6 11 16 21 26 31 36 41 46 51 56 61 66 71 76 81 86 91 96</text:p>
      <text:p text:style-name="P7"><text:span text:style-name="T9">&gt;</text:span>which(x3 %% 2)</text:p>
      <text:p text:style-name="P7">Error in which(x3%%2) : argument to 'which' is not logical</text:p>
      <text:p text:style-name="P7"><text:span text:style-name="T9">&gt;</text:span>x3 %% 2</text:p>
      <text:p text:style-name="P7"><text:s/>[1] 1 0 1 0 1 0 1 0 1 0 1 0 1 0 1 0 1 0 1 0</text:p>
      <text:p text:style-name="P7"><text:span text:style-name="T9">&gt;</text:span>which((x3 %% 2)0<text:span text:style-name="T9">&gt;</text:span></text:p>
      <text:p text:style-name="P7"><text:s/>[1] <text:s/>1 <text:s/>3 <text:s/>5 <text:s/>7 <text:s/>9 11 13 15 17 19</text:p>
      <text:p text:style-name="P7"><text:span text:style-name="T9">&gt;</text:span>(x3 %% 2)0<text:span text:style-name="T9">&gt;</text:span></text:p>
      <text:p text:style-name="P7"><text:s/>[1] <text:s/>TRUE FALSE <text:s/>TRUE FALSE <text:s/>TRUE FALSE <text:s/>TRUE FALSE <text:s/>TRUE FALSE <text:s/>TRUE</text:p>
      <text:p text:style-name="P7">[12] FALSE <text:s/>TRUE FALSE <text:s/>TRUE FALSE <text:s/>TRUE FALSE <text:s/>TRUE FALSE</text:p>
      <text:p text:style-name="P7"><text:span text:style-name="T9">&gt;</text:span>x3[which((x3 %% 2)0<text:span text:style-name="T9">&gt;</text:span>]</text:p>
      <text:p text:style-name="P7"><text:s/>[1] <text:s/>1 11 21 31 41 51 61 71 81 91</text:p>
      <text:p text:style-name="P7"><text:span text:style-name="T9">&gt;</text:span>x3[which((x3 %% 2)==0)]</text:p>
      <text:p text:style-name="P7"><text:s/>[1] <text:s/>6 16 26 36 46 56 66 76 86 96</text:p>
      <text:p text:style-name="P7"><text:span text:style-name="T9">&gt;</text:span>which((x3 %% 2)==0)</text:p>
      <text:p text:style-name="P7"><text:s/>[1] <text:s/>2 <text:s/>4 <text:s/>6 <text:s/>8 10 12 14 16 18 20</text:p>
      <text:p text:style-name="P7"><text:span text:style-name="T9">&gt;</text:span>x3</text:p>
      <text:p text:style-name="P7"><text:s/>[1] <text:s/>1 <text:s/>6 11 16 21 26 31 36 41 46 51 56 61 66 71 76 81 86 91 96</text:p>
      <text:p text:style-name="P7"><text:span text:style-name="T9">&gt;</text:span>first &lt;- x3 %% 2</text:p>
      <text:p text:style-name="P7"><text:span text:style-name="T9">&gt;</text:span>first</text:p>
      <text:p text:style-name="P7"><text:s/>[1] 1 0 1 0 1 0 1 0 1 0 1 0 1 0 1 0 1 0 1 0</text:p>
      <text:p text:style-name="P7"><text:soft-page-break/><text:span text:style-name="T9">&gt;</text:span>second &lt;- first == 0</text:p>
      <text:p text:style-name="P7"><text:span text:style-name="T9">&gt;</text:span>second</text:p>
      <text:p text:style-name="P7"><text:s/>[1] FALSE <text:s/>TRUE FALSE <text:s/>TRUE FALSE <text:s/>TRUE FALSE <text:s/>TRUE FALSE <text:s/>TRUE FALSE</text:p>
      <text:p text:style-name="P7">[12] <text:s/>TRUE FALSE <text:s/>TRUE FALSE <text:s/>TRUE FALSE <text:s/>TRUE FALSE <text:s/>TRUE</text:p>
      <text:p text:style-name="P7"><text:span text:style-name="T9">&gt;</text:span>third &lt;- which(first == "TRUE")</text:p>
      <text:p text:style-name="P7"><text:span text:style-name="T9">&gt;</text:span>third</text:p>
      <text:p text:style-name="P7">integer(0)</text:p>
      <text:p text:style-name="P7"><text:span text:style-name="T9">&gt;</text:span>third &lt;- which(first == TRUE)</text:p>
      <text:p text:style-name="P7"><text:span text:style-name="T9">&gt;</text:span>third</text:p>
      <text:p text:style-name="P7"><text:s/>[1] <text:s/>1 <text:s/>3 <text:s/>5 <text:s/>7 <text:s/>9 11 13 15 17 19</text:p>
      <text:p text:style-name="P7"><text:span text:style-name="T9">&gt;</text:span>fourth &lt;- x3[third]</text:p>
      <text:p text:style-name="P7"><text:span text:style-name="T9">&gt;</text:span>fourth</text:p>
      <text:p text:style-name="P7"><text:s/>[1] <text:s/>1 11 21 31 41 51 61 71 81 91</text:p>
      <text:p text:style-name="P7"><text:span text:style-name="T9">&gt;</text:span>which((x3 %% 2)==0)</text:p>
      <text:p text:style-name="P7"><text:s/>[1] <text:s/>2 <text:s/>4 <text:s/>6 <text:s/>8 10 12 14 16 18 20</text:p>
      <text:p text:style-name="P7"><text:span text:style-name="T9">&gt;</text:span>x3[which((x3 %% 2)==0)]</text:p>
      <text:p text:style-name="P7"><text:s/>[1] <text:s/>6 16 26 36 46 56 66 76 86 96</text:p>
      <text:p text:style-name="P7"><text:span text:style-name="T9">&gt;</text:span>any(x3 <text:s/><text:span text:style-name="T9">&gt;</text:span>0)</text:p>
      <text:p text:style-name="P7">[1] TRUE</text:p>
      <text:p text:style-name="P7"><text:span text:style-name="T9">&gt;</text:span>all(x3 1<text:span text:style-name="T9">&gt;</text:span>)</text:p>
      <text:p text:style-name="P7">[1] FALSE</text:p>
      <text:p text:style-name="P7"><text:span text:style-name="T9">&gt;</text:span>all(x3 1<text:span text:style-name="T9">&gt;</text:span></text:p>
      <text:p text:style-name="P7">[1] FALSE</text:p>
      <text:p text:style-name="P7"><text:span text:style-name="T9">&gt;</text:span>all(x3 0<text:span text:style-name="T9">&gt;</text:span></text:p>
      <text:p text:style-name="P7">[1] TRUE</text:p>
      <text:p text:style-name="P7"><text:span text:style-name="T9">&gt;</text:span>ifelse(x3 <text:s/><text:span text:style-name="T9">&gt;</text:span>0,"yes","no")</text:p>
      <text:p text:style-name="P7"><text:s/>[1] "no" <text:s/>"no" <text:s/>"yes" "yes" "yes" "yes" "yes" "yes" "yes" "yes" "yes"</text:p>
      <text:p text:style-name="P7">[12] "yes" "yes" "yes" "yes" "yes" "yes" "yes" "yes" "yes"</text:p>
      <text:p text:style-name="P7"><text:span text:style-name="T9">&gt;</text:span>str(ifelse(x3 <text:s/><text:span text:style-name="T9">&gt;</text:span>0,"yes","no"))</text:p>
      <text:p text:style-name="P7"><text:s/>chr [1:20] "no" "no" "yes" "yes" "yes" "yes" "yes" "yes" "yes" ...</text:p>
      <text:p text:style-name="P7"><text:span text:style-name="T9">&gt;</text:span>?ifelse</text:p>
      <text:p text:style-name="P7"><text:span text:style-name="T9">&gt;</text:span>str(ifelse(x3 <text:s/><text:span text:style-name="T9">&gt;</text:span>0,"heaven","hell"))</text:p>
      <text:p text:style-name="P7"><text:s/>chr [1:20] "hell" "hell" "heaven" "heaven" "heaven" "heaven" ...</text:p>
      <text:p text:style-name="P7"><text:span text:style-name="T9">&gt;</text:span>ifelse(x3 <text:s/><text:span text:style-name="T9">&gt;</text:span>0,"heaven","hell")</text:p>
      <text:p text:style-name="P7"><text:s/>[1] "hell" <text:s text:c="2"/>"hell" <text:s text:c="2"/>"heaven" "heaven" "heaven" "heaven" "heaven"</text:p>
      <text:p text:style-name="P7"><text:s/>[8] "heaven" "heaven" "heaven" "heaven" "heaven" "heaven" "heaven"</text:p>
      <text:p text:style-name="P7">[15] "heaven" "heaven" "heaven" "heaven" "heaven" "heaven"</text:p>
      <text:p text:style-name="P5"/>
      <text:h text:style-name="Heading_20_2" text:outline-level="2">Assignment <text:span text:style-name="T6">3</text:span></text:h>
      <text:p text:style-name="P12">Parse text</text:p>
      <text:p text:style-name="P14">Due Mar 4</text:p>
      <text:p text:style-name="P11"/>
      <text:p text:style-name="P11"><text:span text:style-name="T1">Download the file "pnp.txt"</text:span><text:line-break/><text:span text:style-name="T1">Parse it to words using " " (space separator) - ignore punctuation</text:span><text:line-break/><text:span text:style-name="T1">Create a dataframe with all the words of character length more than 5 (first column "word", second column "characterLength")</text:span><text:line-break/><text:span text:style-name="T1">You can get the number of characters in a string using the command 'nchar'</text:span></text:p>
      <text:p text:style-name="P11">&lt;https://teams.microsoft.com/l/message/19:9X9PYPo2DM6RyJS3rweHjoMSgRtCBg0HEfxnXNLULIU1@thread.tacv2/1646304618468?tenantId=624d5c4b-45c5-4122-8cd0-44f0f84e945d&amp;amp;groupId=38c944c3-2d19-462f-bedf-3d5af76e9f8b&amp;amp;parentMessageId=1646304618468&amp;amp;teamName=Introduction to R for the Humanities&amp;amp;channelName=General&amp;amp;createdTime=1646304618468<text:span text:style-name="T9">&gt;</text:span></text:p>
      <text:p text:style-name="P5"><text:soft-page-break/></text:p>
      <text:p text:style-name="P5"/>
      <text:h text:style-name="Heading_20_2" text:outline-level="2">Day 4 Round Up:</text:h>
      <text:p text:style-name="P6">Topics covered - Vector equality, List indexing, Indexing dataframes, Appending dataframes, for loop, basic parsing</text:p>
      <text:p text:style-name="P6">Functions - subset, rbind, cbind, append, write.csv, for</text:p>
      <text:p text:style-name="P6">Follow corresponding topics on Matloff (I am being selective about the chapters and subsections here on)</text:p>
      <text:p text:style-name="P6"/>
      <text:h text:style-name="Heading_20_2" text:outline-level="2">Day4: Console Output</text:h>
      <text:p text:style-name="P5"><text:span text:style-name="T9">&gt;</text:span>goat &lt;- 33</text:p>
      <text:p text:style-name="P5"><text:span text:style-name="T9">&gt;</text:span>dog &lt;- 43</text:p>
      <text:p text:style-name="P5"><text:span text:style-name="T9">&gt;</text:span>rat &lt;- 33</text:p>
      <text:p text:style-name="P5"><text:span text:style-name="T9">&gt;</text:span>goat==rat</text:p>
      <text:p text:style-name="P5">[1] TRUE</text:p>
      <text:p text:style-name="P5"><text:span text:style-name="T9">&gt;</text:span>dog==goat</text:p>
      <text:p text:style-name="P5">[1] FALSE</text:p>
      <text:p text:style-name="P5"><text:span text:style-name="T9">&gt;</text:span>dog=goat</text:p>
      <text:p text:style-name="P5"><text:span text:style-name="T9">&gt;</text:span>dog</text:p>
      <text:p text:style-name="P5">[1] 33</text:p>
      <text:p text:style-name="P5"><text:span text:style-name="T9">&gt;</text:span>goat &lt;- c(33,43,53)</text:p>
      <text:p text:style-name="P5"><text:span text:style-name="T9">&gt;</text:span>dog &lt;- c(23,43,63)</text:p>
      <text:p text:style-name="P5"><text:span text:style-name="T9">&gt;</text:span>goat==dog</text:p>
      <text:p text:style-name="P5">[1] FALSE <text:s/>TRUE FALSE</text:p>
      <text:p text:style-name="P5"><text:span text:style-name="T9">&gt;</text:span>goat+dog</text:p>
      <text:p text:style-name="P5">[1] <text:s/>56 <text:s/>86 116</text:p>
      <text:p text:style-name="P5"><text:span text:style-name="T9">&gt;</text:span>goat-dog</text:p>
      <text:p text:style-name="P5">[1] <text:s/>10 <text:s text:c="2"/>0 -10</text:p>
      <text:p text:style-name="P5"><text:span text:style-name="T9">&gt;</text:span>goat*dog</text:p>
      <text:p text:style-name="P5">[1] <text:s/>759 1849 3339</text:p>
      <text:p text:style-name="P5"><text:span text:style-name="T9">&gt;</text:span>goat/dog</text:p>
      <text:p text:style-name="P5">[1] 1.4347826 1.0000000 0.8412698</text:p>
      <text:p text:style-name="P5"><text:span text:style-name="T9">&gt;</text:span>parrot &lt;- c(2,3,4,5,6,7)</text:p>
      <text:p text:style-name="P5"><text:span text:style-name="T9">&gt;</text:span>dog+parrot</text:p>
      <text:p text:style-name="P5">[1] 25 46 67 28 49 70</text:p>
      <text:p text:style-name="P5"><text:span text:style-name="T9">&gt;</text:span>dog</text:p>
      <text:p text:style-name="P5">[1] 23 43 63</text:p>
      <text:p text:style-name="P5"><text:span text:style-name="T9">&gt;</text:span>names(dog)</text:p>
      <text:p text:style-name="P5">NULL</text:p>
      <text:p text:style-name="P5"><text:span text:style-name="T9">&gt;</text:span>names(dog) &lt;- c("black","brown","white")</text:p>
      <text:p text:style-name="P5"><text:span text:style-name="T9">&gt;</text:span>dog</text:p>
      <text:p text:style-name="P5">black brown white </text:p>
      <text:p text:style-name="P5"><text:s text:c="3"/>23 <text:s text:c="3"/>43 <text:s text:c="3"/>63 </text:p>
      <text:p text:style-name="P5"><text:span text:style-name="T9">&gt;</text:span>str(dog)</text:p>
      <text:p text:style-name="P5"><text:s/>Named num [1:3] 23 43 63</text:p>
      <text:p text:style-name="P5"><text:s/>- attr(*, "names")= chr [1:3] "black" "brown" "white"</text:p>
      <text:p text:style-name="P5"><text:span text:style-name="T9">&gt;</text:span>names(dog[2]) &lt;- "grey"</text:p>
      <text:p text:style-name="P5"><text:span text:style-name="T9">&gt;</text:span>dog</text:p>
      <text:p text:style-name="P5"><text:soft-page-break/>black brown white </text:p>
      <text:p text:style-name="P5"><text:s text:c="3"/>23 <text:s text:c="3"/>43 <text:s text:c="3"/>63 </text:p>
      <text:p text:style-name="P5"><text:span text:style-name="T9">&gt;</text:span>names(dog[2])</text:p>
      <text:p text:style-name="P5">[1] "brown"</text:p>
      <text:p text:style-name="P5"><text:span text:style-name="T9">&gt;</text:span>names(dog[2]) &lt;- c("grey")</text:p>
      <text:p text:style-name="P5"><text:span text:style-name="T9">&gt;</text:span>dog</text:p>
      <text:p text:style-name="P5">black brown white </text:p>
      <text:p text:style-name="P5"><text:s text:c="3"/>23 <text:s text:c="3"/>43 <text:s text:c="3"/>63 </text:p>
      <text:p text:style-name="P5"><text:span text:style-name="T9">&gt;</text:span>names(dog) &lt;- c("black","grey","white")</text:p>
      <text:p text:style-name="P5"><text:span text:style-name="T9">&gt;</text:span>job &lt;- c("carpenter","plumber","electrician")</text:p>
      <text:p text:style-name="P5"><text:span text:style-name="T9">&gt;</text:span>pay &lt;- c(250,350,450)</text:p>
      <text:p text:style-name="P5"><text:span text:style-name="T9">&gt;</text:span>rollList &lt;- list(job,pay)</text:p>
      <text:p text:style-name="P5"><text:span text:style-name="T9">&gt;</text:span>rollList</text:p>
      <text:p text:style-name="P5">[[1]]</text:p>
      <text:p text:style-name="P5">[1] "carpenter" <text:s text:c="2"/>"plumber" <text:s text:c="4"/>"electrician"</text:p>
      <text:p text:style-name="P5"/>
      <text:p text:style-name="P5">[[2]]</text:p>
      <text:p text:style-name="P5">[1] 250 350 450</text:p>
      <text:p text:style-name="P5"/>
      <text:p text:style-name="P5"><text:span text:style-name="T9">&gt;</text:span>rollList[1]</text:p>
      <text:p text:style-name="P5">[[1]]</text:p>
      <text:p text:style-name="P5">[1] "carpenter" <text:s text:c="2"/>"plumber" <text:s text:c="4"/>"electrician"</text:p>
      <text:p text:style-name="P5"/>
      <text:p text:style-name="P5"><text:span text:style-name="T9">&gt;</text:span>str(rollList[1])</text:p>
      <text:p text:style-name="P5">List of 1</text:p>
      <text:p text:style-name="P5"><text:s/>$ : chr [1:3] "carpenter" "plumber" "electrician"</text:p>
      <text:p text:style-name="P5"><text:span text:style-name="T9">&gt;</text:span>rollList[[1]]</text:p>
      <text:p text:style-name="P5">[1] "carpenter" <text:s text:c="2"/>"plumber" <text:s text:c="4"/>"electrician"</text:p>
      <text:p text:style-name="P5"><text:span text:style-name="T9">&gt;</text:span>str(rollList[[1]])</text:p>
      <text:p text:style-name="P5"><text:s/>chr [1:3] "carpenter" "plumber" "electrician"</text:p>
      <text:p text:style-name="P5"><text:span text:style-name="T9">&gt;</text:span>pay2 &lt;- c(250,350,450,500)</text:p>
      <text:p text:style-name="P5"><text:span text:style-name="T9">&gt;</text:span>rollList2 &lt;- list(job,pay2)</text:p>
      <text:p text:style-name="P5"><text:span text:style-name="T9">&gt;</text:span>rollList2</text:p>
      <text:p text:style-name="P5">[[1]]</text:p>
      <text:p text:style-name="P5">[1] "carpenter" <text:s text:c="2"/>"plumber" <text:s text:c="4"/>"electrician"</text:p>
      <text:p text:style-name="P5"/>
      <text:p text:style-name="P5">[[2]]</text:p>
      <text:p text:style-name="P5">[1] 250 350 450 500</text:p>
      <text:p text:style-name="P5"/>
      <text:p text:style-name="P5"><text:span text:style-name="T9">&gt;</text:span>rollDF &lt;- data.frame(job,pay2)</text:p>
      <text:p text:style-name="P5">Error in data.frame(job, pay2) : </text:p>
      <text:p text:style-name="P5"><text:s text:c="2"/>arguments imply differing number of rows: 3, 4</text:p>
      <text:p text:style-name="P5"><text:span text:style-name="T9">&gt;</text:span>rollDF &lt;- data.frame(job,pay)</text:p>
      <text:p text:style-name="P5"><text:span text:style-name="T9">&gt;</text:span>rollDF</text:p>
      <text:p text:style-name="P5"><text:s text:c="10"/>job pay</text:p>
      <text:p text:style-name="P5">1 <text:s text:c="2"/>carpenter 250</text:p>
      <text:p text:style-name="P5">2 <text:s text:c="4"/>plumber 350</text:p>
      <text:p text:style-name="P5">3 electrician 450</text:p>
      <text:p text:style-name="P5"><text:span text:style-name="T9">&gt;</text:span>names(rollDF)</text:p>
      <text:p text:style-name="P5">[1] "job" "pay"</text:p>
      <text:p text:style-name="P5"><text:soft-page-break/><text:span text:style-name="T9">&gt;</text:span>rollList &lt;- rbind(rollList,c("gardener",200))</text:p>
      <text:p text:style-name="P5"><text:span text:style-name="T9">&gt;</text:span>rollList</text:p>
      <text:p text:style-name="P5"><text:s text:c="9"/>[,1] <text:s text:c="7"/>[,2] <text:s text:c="4"/></text:p>
      <text:p text:style-name="P5">rollList character,3 numeric,3</text:p>
      <text:p text:style-name="P5"><text:s text:c="9"/>"gardener" <text:s/>"200" <text:s text:c="3"/></text:p>
      <text:p text:style-name="P5"><text:span text:style-name="T9">&gt;</text:span>rollDF &lt;- rbind(rollDF, c("gardener", 200))</text:p>
      <text:p text:style-name="P5"><text:span text:style-name="T9">&gt;</text:span>rollDF</text:p>
      <text:p text:style-name="P5"><text:s text:c="10"/>job pay</text:p>
      <text:p text:style-name="P5">1 <text:s text:c="2"/>carpenter 250</text:p>
      <text:p text:style-name="P5">2 <text:s text:c="4"/>plumber 350</text:p>
      <text:p text:style-name="P5">3 electrician 450</text:p>
      <text:p text:style-name="P5">4 <text:s text:c="3"/>gardener 200</text:p>
      <text:p text:style-name="P5"><text:span text:style-name="T9">&gt;</text:span>rollDF &lt;- cbind(rollDF, c(5,6,7,8,7.5))</text:p>
      <text:p text:style-name="P5">Error in data.frame(..., check.names = FALSE) : </text:p>
      <text:p text:style-name="P5"><text:s text:c="2"/>arguments imply differing number of rows: 4, 5</text:p>
      <text:p text:style-name="P5"><text:span text:style-name="T9">&gt;</text:span>rollDF &lt;- cbind(rollDF, c(5,6,7,8))</text:p>
      <text:p text:style-name="P5"><text:span text:style-name="T9">&gt;</text:span>rollDF</text:p>
      <text:p text:style-name="P5"><text:s text:c="10"/>job pay c(5, 6, 7, 8)</text:p>
      <text:p text:style-name="P5">1 <text:s text:c="2"/>carpenter 250 <text:s text:c="12"/>5</text:p>
      <text:p text:style-name="P5">2 <text:s text:c="4"/>plumber 350 <text:s text:c="12"/>6</text:p>
      <text:p text:style-name="P5">3 electrician 450 <text:s text:c="12"/>7</text:p>
      <text:p text:style-name="P5">4 <text:s text:c="3"/>gardener 200 <text:s text:c="12"/>8</text:p>
      <text:p text:style-name="P5"><text:span text:style-name="T9">&gt;</text:span>names(rollDF) &lt;- c("job","pay","hours")</text:p>
      <text:p text:style-name="P5"><text:span text:style-name="T9">&gt;</text:span>rollDF</text:p>
      <text:p text:style-name="P5"><text:s text:c="10"/>job pay hours</text:p>
      <text:p text:style-name="P5">1 <text:s text:c="2"/>carpenter 250 <text:s text:c="4"/>5</text:p>
      <text:p text:style-name="P5">2 <text:s text:c="4"/>plumber 350 <text:s text:c="4"/>6</text:p>
      <text:p text:style-name="P5">3 electrician 450 <text:s text:c="4"/>7</text:p>
      <text:p text:style-name="P5">4 <text:s text:c="3"/>gardener 200 <text:s text:c="4"/>8</text:p>
      <text:p text:style-name="P5"><text:span text:style-name="T9">&gt;</text:span>setwd("C:/Users/DELL/Dropbox/Arjun/02-research/digital-humanities/workshops/Rworkshop/ClassworkFiles")</text:p>
      <text:p text:style-name="P5"><text:span text:style-name="T9">&gt;</text:span>?write.csv</text:p>
      <text:p text:style-name="P5"><text:span text:style-name="T9">&gt;</text:span>write.csv(rollDF, file = "CostofLabour")</text:p>
      <text:p text:style-name="P5"><text:span text:style-name="T9">&gt;</text:span>write.csv(rollDF, file = "CostofLabour.csv")</text:p>
      <text:p text:style-name="P5"><text:span text:style-name="T9">&gt;</text:span>write.csv(rollDF, file = "CostofLabour.csv", append=TRUE)</text:p>
      <text:p text:style-name="P5">Warning message:</text:p>
      <text:p text:style-name="P5">In write.csv(rollDF, file = "CostofLabour.csv", append = TRUE) :</text:p>
      <text:p text:style-name="P5"><text:s text:c="2"/>attempt to set 'append' ignored</text:p>
      <text:p text:style-name="P5"><text:span text:style-name="T9">&gt;</text:span>write.csv(rollDF, file = "CostofLabour.csv", append = TRUE)</text:p>
      <text:p text:style-name="P5">Warning message:</text:p>
      <text:p text:style-name="P5">In write.csv(rollDF, file = "CostofLabour.csv", append = TRUE) :</text:p>
      <text:p text:style-name="P5"><text:s text:c="2"/>attempt to set 'append' ignored</text:p>
      <text:p text:style-name="P5"><text:span text:style-name="T9">&gt;</text:span>rollDF</text:p>
      <text:p text:style-name="P5"><text:s text:c="10"/>job pay hours</text:p>
      <text:p text:style-name="P5">1 <text:s text:c="2"/>carpenter 250 <text:s text:c="4"/>5</text:p>
      <text:p text:style-name="P5">2 <text:s text:c="4"/>plumber 350 <text:s text:c="4"/>6</text:p>
      <text:p text:style-name="P5">3 electrician 450 <text:s text:c="4"/>7</text:p>
      <text:p text:style-name="P5">4 <text:s text:c="3"/>gardener 200 <text:s text:c="4"/>8</text:p>
      <text:p text:style-name="P5"><text:span text:style-name="T9">&gt;</text:span>rollDF[2,3]</text:p>
      <text:p text:style-name="P5">[1] 6</text:p>
      <text:p text:style-name="P5"><text:soft-page-break/><text:span text:style-name="T9">&gt;</text:span>rollDF$job</text:p>
      <text:p text:style-name="P5">[1] "carpenter" <text:s text:c="2"/>"plumber" <text:s text:c="4"/>"electrician" "gardener" <text:s text:c="2"/></text:p>
      <text:p text:style-name="P5"><text:span text:style-name="T9">&gt;</text:span>rollDF$job[2]</text:p>
      <text:p text:style-name="P5">[1] "plumber"</text:p>
      <text:p text:style-name="P5"><text:span text:style-name="T9">&gt;</text:span>rollDF[2,3]</text:p>
      <text:p text:style-name="P5">[1] 6</text:p>
      <text:p text:style-name="P5"><text:span text:style-name="T9">&gt;</text:span>rollDF[1,2]</text:p>
      <text:p text:style-name="P5">[1] "250"</text:p>
      <text:p text:style-name="P5"><text:span text:style-name="T9">&gt;</text:span>rollDF[2,2]</text:p>
      <text:p text:style-name="P5">[1] "350"</text:p>
      <text:p text:style-name="P5"><text:span text:style-name="T9">&gt;</text:span>rollDF[2,1]</text:p>
      <text:p text:style-name="P5">[1] "plumber"</text:p>
      <text:p text:style-name="P5"><text:span text:style-name="T9">&gt;</text:span>subset(rollDF$pay4<text:span text:style-name="T9">&gt;</text:span>0)</text:p>
      <text:p text:style-name="P5">Error in subset.default(rollDF$pay <text:span text:style-name="T9">&gt;</text:span>400) : </text:p>
      <text:p text:style-name="P5"><text:s text:c="2"/>argument "subset" is missing, with no default</text:p>
      <text:p text:style-name="P5"><text:span text:style-name="T9">&gt;</text:span>subset(rollDF,rollDF$pay4<text:span text:style-name="T9">&gt;</text:span>0)</text:p>
      <text:p text:style-name="P5"><text:s text:c="10"/>job pay hours</text:p>
      <text:p text:style-name="P5">3 electrician 450 <text:s text:c="4"/>7</text:p>
      <text:p text:style-name="P5"><text:span text:style-name="T9">&gt;</text:span>str(subset(rollDF,rollDF$pay4<text:span text:style-name="T9">&gt;</text:span>0))</text:p>
      <text:p text:style-name="P5">'data.frame':<text:tab/>1 obs. of <text:s/>3 variables:</text:p>
      <text:p text:style-name="P5"><text:s/>$ job <text:s/>: chr "electrician"</text:p>
      <text:p text:style-name="P5"><text:s/>$ pay <text:s/>: chr "450"</text:p>
      <text:p text:style-name="P5"><text:s/>$ hours: num 7</text:p>
      <text:p text:style-name="P5"><text:span text:style-name="T9">&gt;</text:span>str(subset(rollDF,rollDF$hours6<text:span text:style-name="T9">&gt;</text:span>)</text:p>
      <text:p text:style-name="P5">'data.frame':<text:tab/>2 obs. of <text:s/>3 variables:</text:p>
      <text:p text:style-name="P5"><text:s/>$ job <text:s/>: chr <text:s/>"electrician" "gardener"</text:p>
      <text:p text:style-name="P5"><text:s/>$ pay <text:s/>: chr <text:s/>"450" "200"</text:p>
      <text:p text:style-name="P5"><text:s/>$ hours: num <text:s/>7 8</text:p>
      <text:p text:style-name="P5"><text:span text:style-name="T9">&gt;</text:span>subset(rollDF,rollDF$hours6<text:span text:style-name="T9">&gt;</text:span></text:p>
      <text:p text:style-name="P5"><text:s text:c="10"/>job pay hours</text:p>
      <text:p text:style-name="P5">3 electrician 450 <text:s text:c="4"/>7</text:p>
      <text:p text:style-name="P5">4 <text:s text:c="3"/>gardener 200 <text:s text:c="4"/>8</text:p>
      <text:p text:style-name="P5"><text:span text:style-name="T9">&gt;</text:span>#Loops</text:p>
      <text:p text:style-name="P5"><text:span text:style-name="T9">&gt;</text:span>disco &lt;- c(1,2,3,4)</text:p>
      <text:p text:style-name="P5"><text:span text:style-name="T9">&gt;</text:span>disco + 1</text:p>
      <text:p text:style-name="P5">[1] 2 3 4 5</text:p>
      <text:p text:style-name="P5"><text:span text:style-name="T9">&gt;</text:span>sumEven &lt;-0</text:p>
      <text:p text:style-name="P5"><text:span text:style-name="T9">&gt;</text:span>for(n in 1:4) {sumEven &lt;- sumEven + disco[n]}</text:p>
      <text:p text:style-name="P5"><text:span text:style-name="T9">&gt;</text:span>sumEven</text:p>
      <text:p text:style-name="P5">[1] 10</text:p>
      <text:p text:style-name="P5"><text:span text:style-name="T9">&gt;</text:span>sumEven &lt;-0</text:p>
      <text:p text:style-name="P5"><text:span text:style-name="T9">&gt;</text:span>for(n in 1:3) {sumEven &lt;- sumEven + disco[n]}</text:p>
      <text:p text:style-name="P5"><text:span text:style-name="T9">&gt;</text:span>sumEven</text:p>
      <text:p text:style-name="P5">[1] 6</text:p>
      <text:p text:style-name="P5"><text:span text:style-name="T9">&gt;</text:span>sumEven &lt;- 0</text:p>
      <text:p text:style-name="P5"><text:span text:style-name="T9">&gt;</text:span>for (n in 1:length(disco))</text:p>
      <text:p text:style-name="P5">+ {</text:p>
      <text:p text:style-name="P5">+ <text:s text:c="2"/>sumEven &lt;- sumEven + disco[n]</text:p>
      <text:p text:style-name="P5">+ }</text:p>
      <text:p text:style-name="P5"><text:span text:style-name="T9">&gt;</text:span>sumEven</text:p>
      <text:p text:style-name="P5"><text:soft-page-break/>[1] 10</text:p>
      <text:p text:style-name="P5"><text:span text:style-name="T9">&gt;</text:span>sumEven &lt;- 0</text:p>
      <text:p text:style-name="P5"><text:span text:style-name="T9">&gt;</text:span>for (n in 1:length(disco))</text:p>
      <text:p text:style-name="P5">+ {</text:p>
      <text:p text:style-name="P5">+ <text:s text:c="2"/>sumEven &lt;- sumEven + disco[n]</text:p>
      <text:p text:style-name="P5">+ <text:s text:c="2"/>print(n)</text:p>
      <text:p text:style-name="P5">+ <text:s text:c="2"/>print(sumEven)</text:p>
      <text:p text:style-name="P5">+ }</text:p>
      <text:p text:style-name="P5">[1] 1</text:p>
      <text:p text:style-name="P5">[1] 1</text:p>
      <text:p text:style-name="P5">[1] 2</text:p>
      <text:p text:style-name="P5">[1] 3</text:p>
      <text:p text:style-name="P5">[1] 3</text:p>
      <text:p text:style-name="P5">[1] 6</text:p>
      <text:p text:style-name="P5">[1] 4</text:p>
      <text:p text:style-name="P5">[1] 10</text:p>
      <text:p text:style-name="P5"><text:span text:style-name="T9">&gt;</text:span>sumEven &lt;- 0</text:p>
      <text:p text:style-name="P5"><text:span text:style-name="T9">&gt;</text:span>for (n in 1:length(disco))</text:p>
      <text:p text:style-name="P5">+ {</text:p>
      <text:p text:style-name="P5">+ <text:s text:c="2"/>ifelse(disco[n] %% 2 == 0,jog &lt;- disco[n], jog &lt;- 0)</text:p>
      <text:p text:style-name="P5">+ <text:s text:c="2"/>sumEven &lt;- sumEven + jog</text:p>
      <text:p text:style-name="P5">+ <text:s text:c="2"/>print(n)</text:p>
      <text:p text:style-name="P5">+ <text:s text:c="2"/>print(sumEven)</text:p>
      <text:p text:style-name="P5">+ }</text:p>
      <text:p text:style-name="P5">[1] 1</text:p>
      <text:p text:style-name="P5">[1] 0</text:p>
      <text:p text:style-name="P5">[1] 2</text:p>
      <text:p text:style-name="P5">[1] 2</text:p>
      <text:p text:style-name="P5">[1] 3</text:p>
      <text:p text:style-name="P5">[1] 2</text:p>
      <text:p text:style-name="P5">[1] 4</text:p>
      <text:p text:style-name="P5">[1] 6</text:p>
      <text:p text:style-name="P5"><text:span text:style-name="T9">&gt;</text:span>readLines("C:/Users/DELL/Dropbox/Arjun/02-research/digital-humanities/workshops/Rworkshop/ClassworkFiles/pnp.txt")</text:p>
      <text:p text:style-name="P5">[1] "It is a truth universally acknowledged, that a single man in possession of a good fortune, must be in want of a wife. However little known the feelings or views of such a man may be on his first entering a neighbourhood, this truth is so well fixed in the minds of the surrounding families, that he is considered the rightful property of some one or other of their daughters."</text:p>
      <text:p text:style-name="P5"><text:span text:style-name="T9">&gt;</text:span>scan("C:/Users/DELL/Dropbox/Arjun/02-research/digital-humanities/workshops/Rworkshop/ClassworkFiles/pnp.txt"," ")</text:p>
      <text:p text:style-name="P5">Read 70 items</text:p>
      <text:p text:style-name="P5"><text:s/>[1] "It" <text:s text:c="12"/>"is" <text:s text:c="12"/>"a" <text:s text:c="13"/>"truth" <text:s text:c="8"/></text:p>
      <text:p text:style-name="P5"><text:s/>[5] "universally" <text:s text:c="3"/>"acknowledged," <text:s/>"that" <text:s text:c="10"/>"a" <text:s text:c="12"/></text:p>
      <text:p text:style-name="P5"><text:s/>[9] "single" <text:s text:c="8"/>"man" <text:s text:c="11"/>"in" <text:s text:c="12"/>"possession" <text:s text:c="3"/></text:p>
      <text:p text:style-name="P5">[13] "of" <text:s text:c="12"/>"a" <text:s text:c="13"/>"good" <text:s text:c="10"/>"fortune," <text:s text:c="5"/></text:p>
      <text:p text:style-name="P5">[17] "must" <text:s text:c="10"/>"be" <text:s text:c="12"/>"in" <text:s text:c="12"/>"want" <text:s text:c="9"/></text:p>
      <text:p text:style-name="P5">[21] "of" <text:s text:c="12"/>"a" <text:s text:c="13"/>"wife." <text:s text:c="9"/>"However" <text:s text:c="6"/></text:p>
      <text:p text:style-name="P5">[25] "little" <text:s text:c="8"/>"known" <text:s text:c="9"/>"the" <text:s text:c="11"/>"feelings" <text:s text:c="5"/></text:p>
      <text:p text:style-name="P5">[29] "or" <text:s text:c="12"/>"views" <text:s text:c="9"/>"of" <text:s text:c="12"/>"such" <text:s text:c="9"/></text:p>
      <text:p text:style-name="P5">[33] "a" <text:s text:c="13"/>"man" <text:s text:c="11"/>"may" <text:s text:c="11"/>"be" <text:s text:c="11"/></text:p>
      <text:p text:style-name="P5"><text:soft-page-break/>[37] "on" <text:s text:c="12"/>"his" <text:s text:c="11"/>"first" <text:s text:c="9"/>"entering" <text:s text:c="5"/></text:p>
      <text:p text:style-name="P5">[41] "a" <text:s text:c="13"/>"neighbourhood," "this" <text:s text:c="10"/>"truth" <text:s text:c="8"/></text:p>
      <text:p text:style-name="P5">[45] "is" <text:s text:c="12"/>"so" <text:s text:c="12"/>"well" <text:s text:c="10"/>"fixed" <text:s text:c="8"/></text:p>
      <text:p text:style-name="P5">[49] "in" <text:s text:c="12"/>"the" <text:s text:c="11"/>"minds" <text:s text:c="9"/>"of" <text:s text:c="11"/></text:p>
      <text:p text:style-name="P5">[53] "the" <text:s text:c="11"/>"surrounding" <text:s text:c="3"/>"families," <text:s text:c="5"/>"that" <text:s text:c="9"/></text:p>
      <text:p text:style-name="P5">[57] "he" <text:s text:c="12"/>"is" <text:s text:c="12"/>"considered" <text:s text:c="4"/>"the" <text:s text:c="10"/></text:p>
      <text:p text:style-name="P5">[61] "rightful" <text:s text:c="6"/>"property" <text:s text:c="6"/>"of" <text:s text:c="12"/>"some" <text:s text:c="9"/></text:p>
      <text:p text:style-name="P5">[65] "one" <text:s text:c="11"/>"or" <text:s text:c="12"/>"other" <text:s text:c="9"/>"of" <text:s text:c="11"/></text:p>
      <text:p text:style-name="P5">[69] "their" <text:s text:c="9"/>"daughters."</text:p>
      <text:p text:style-name="P5"/>
      <text:h text:style-name="Heading_20_2" text:outline-level="2">Day 5 Round Up:</text:h>
      <text:p text:style-name="P6">Today we went over the Assignments 2 and 3. And discussed an exercise - an R script now uploaded as proxyCheck.R (the file LogTut3.csv is also there in the files)</text:p>
      <text:p text:style-name="P6">Functions - substr, strsplit, stringsAsFactors (attribute), read.csv, chron, unique</text:p>
      <text:p text:style-name="P6">I apologise for the class having overshot its time today. Since we discussed a particular script that I had written I will try to record the entire bit again and try to share with you (fingers crossed).</text:p>
      <text:p text:style-name="P5"/>
      <text:p text:style-name="P5"/>
      <text:h text:style-name="Heading_20_2" text:outline-level="2">Assignment <text:span text:style-name="T7">4</text:span></text:h>
      <text:p text:style-name="P12">Analyzing Publishing Data</text:p>
      <text:p text:style-name="P14">Due 7 Mar</text:p>
      <text:p text:style-name="P16">Edited</text:p>
      <text:p text:style-name="P22"/>
      <text:p text:style-name="P22"><text:span text:style-name="T1">Access the file "</text:span><text:a xlink:type="simple" xlink:href="https://web.iitd.ac.in/~arjunghosh/files/bookreviewData.csv" office:target-frame-name="_blank" xlink:show="new" text:style-name="Internet_20_link" text:visited-style-name="Visited_20_Internet_20_Link"><text:span text:style-name="T2">bookreviewData.csv</text:span></text:a><text:span text:style-name="T1">"  (</text:span><text:a xlink:type="simple" xlink:href="https://web.iitd.ac.in/~arjunghosh/files/bookreviewData.csv" text:style-name="Internet_20_link" text:visited-style-name="Visited_20_Internet_20_Link"><text:span text:style-name="T2">https://web.iitd.ac.in/~arjunghosh/files/bookreviewData.csv</text:span></text:a><text:span text:style-name="T1">). Find out a unique list of publishers whose books have been reviewed. Create a dataframe with the following columns: Publisher, Number of books, Earliest year of publication, Average price of the books.</text:span><text:line-break/><text:line-break/><text:span text:style-name="T1">To do this exercise other than the functions discussed in class you may also have to use the following functions: min, max, mean</text:span></text:p>
      <text:p text:style-name="P22">&lt;https://teams.microsoft.com/l/message/19:9X9PYPo2DM6RyJS3rweHjoMSgRtCBg0HEfxnXNLULIU1@thread.tacv2/1646420292943?tenantId=624d5c4b-45c5-4122-8cd0-44f0f84e945d&amp;amp;groupId=38c944c3-2d19-462f-bedf-3d5af76e9f8b&amp;amp;parentMessageId=1646420292943&amp;amp;teamName=Introduction to R for the Humanities&amp;amp;channelName=General&amp;amp;createdTime=1646420292943<text:span text:style-name="T9">&gt;</text:span></text:p>
      <text:p text:style-name="P5"/>
      <text:h text:style-name="Heading_20_2" text:outline-level="2">Day 6 Round Up:</text:h>
      <text:p text:style-name="P6">Topics covered: while loop, Looping the loop, Inputting text data, String manipulation</text:p>
      <text:p text:style-name="P6">Functions: while, break, if, else, scan, readline, readLines, grep, paste, substr, strsplit</text:p>
      <text:p text:style-name="P6">There is no assignment today.</text:p>
      <text:p text:style-name="P6">The console output being very large could not be saved today.</text:p>
      <text:p text:style-name="P6"/>
      <text:p text:style-name="P6"/>
      <text:p text:style-name="P5"><text:soft-page-break/></text:p>
      <text:h text:style-name="Heading_20_2" text:outline-level="2">Day 7 RoundUp:</text:h>
      <text:p text:style-name="P6">Today we looked at a few additional functions, the assignment on "Analyzing Publishing Data" and a brief look at the dplyr package.</text:p>
      <text:p text:style-name="P6">Functions: sprintf, regexpr, gregexpr, as.numeric, as.Date, merge, na.rm, is.na and dplyr - select, assign</text:p>
      <text:p text:style-name="P6">I have uploaded the solution to the bookreview assignment. It does not seek to resolve currency mismatches.</text:p>
      <text:p text:style-name="P6"/>
      <text:p text:style-name="P6"><text:span text:style-name="T9">&gt;</text:span>goat &lt;- 33</text:p>
      <text:p text:style-name="P6"><text:span text:style-name="T9">&gt;</text:span>dog &lt;- 43</text:p>
      <text:p text:style-name="P6"><text:span text:style-name="T9">&gt;</text:span>rat &lt;- 33</text:p>
      <text:p text:style-name="P6"><text:span text:style-name="T9">&gt;</text:span>goat==rat</text:p>
      <text:p text:style-name="P6">[1] TRUE</text:p>
      <text:p text:style-name="P6"><text:span text:style-name="T9">&gt;</text:span>dog==goat</text:p>
      <text:p text:style-name="P6">[1] FALSE</text:p>
      <text:p text:style-name="P6"><text:span text:style-name="T9">&gt;</text:span>dog=goat</text:p>
      <text:p text:style-name="P6"><text:span text:style-name="T9">&gt;</text:span>dog</text:p>
      <text:p text:style-name="P6">[1] 33</text:p>
      <text:p text:style-name="P6"><text:span text:style-name="T9">&gt;</text:span>goat &lt;- c(33,43,53)</text:p>
      <text:p text:style-name="P6"><text:span text:style-name="T9">&gt;</text:span>dog &lt;- c(23,43,63)</text:p>
      <text:p text:style-name="P6"><text:span text:style-name="T9">&gt;</text:span>goat==dog</text:p>
      <text:p text:style-name="P6">[1] FALSE <text:s/>TRUE FALSE</text:p>
      <text:p text:style-name="P6"><text:span text:style-name="T9">&gt;</text:span>goat+dog</text:p>
      <text:p text:style-name="P6">[1] <text:s/>56 <text:s/>86 116</text:p>
      <text:p text:style-name="P6"><text:span text:style-name="T9">&gt;</text:span>goat-dog</text:p>
      <text:p text:style-name="P6">[1] <text:s/>10 <text:s text:c="2"/>0 -10</text:p>
      <text:p text:style-name="P6"><text:span text:style-name="T9">&gt;</text:span>goat*dog</text:p>
      <text:p text:style-name="P6">[1] <text:s/>759 1849 3339</text:p>
      <text:p text:style-name="P6"><text:span text:style-name="T9">&gt;</text:span>goat/dog</text:p>
      <text:p text:style-name="P6">[1] 1.4347826 1.0000000 0.8412698</text:p>
      <text:p text:style-name="P6"><text:span text:style-name="T9">&gt;</text:span>parrot &lt;- c(2,3,4,5,6,7)</text:p>
      <text:p text:style-name="P6"><text:span text:style-name="T9">&gt;</text:span>dog+parrot</text:p>
      <text:p text:style-name="P6">[1] 25 46 67 28 49 70</text:p>
      <text:p text:style-name="P6"><text:span text:style-name="T9">&gt;</text:span>dog</text:p>
      <text:p text:style-name="P6">[1] 23 43 63</text:p>
      <text:p text:style-name="P6"><text:span text:style-name="T9">&gt;</text:span>names(dog)</text:p>
      <text:p text:style-name="P6">NULL</text:p>
      <text:p text:style-name="P6"><text:span text:style-name="T9">&gt;</text:span>names(dog) &lt;- c("black","brown","white")</text:p>
      <text:p text:style-name="P6"><text:span text:style-name="T9">&gt;</text:span>dog</text:p>
      <text:p text:style-name="P6">black brown white </text:p>
      <text:p text:style-name="P6"><text:s text:c="3"/>23 <text:s text:c="3"/>43 <text:s text:c="3"/>63 </text:p>
      <text:p text:style-name="P6"><text:span text:style-name="T9">&gt;</text:span>str(dog)</text:p>
      <text:p text:style-name="P6"><text:s/>Named num [1:3] 23 43 63</text:p>
      <text:p text:style-name="P6"><text:s/>- attr(*, "names")= chr [1:3] "black" "brown" "white"</text:p>
      <text:p text:style-name="P6"><text:span text:style-name="T9">&gt;</text:span>names(dog[2]) &lt;- "grey"</text:p>
      <text:p text:style-name="P6"><text:span text:style-name="T9">&gt;</text:span>dog</text:p>
      <text:p text:style-name="P6">black brown white </text:p>
      <text:p text:style-name="P6"><text:s text:c="3"/>23 <text:s text:c="3"/>43 <text:s text:c="3"/>63 </text:p>
      <text:p text:style-name="P6"><text:span text:style-name="T9">&gt;</text:span>names(dog[2])</text:p>
      <text:p text:style-name="P6">[1] "brown"</text:p>
      <text:p text:style-name="P6"><text:span text:style-name="T9">&gt;</text:span>names(dog[2]) &lt;- c("grey")</text:p>
      <text:p text:style-name="P6"><text:span text:style-name="T9">&gt;</text:span>dog</text:p>
      <text:p text:style-name="P6">black brown white </text:p>
      <text:p text:style-name="P6"><text:soft-page-break/><text:s text:c="3"/>23 <text:s text:c="3"/>43 <text:s text:c="3"/>63 </text:p>
      <text:p text:style-name="P6"><text:span text:style-name="T9">&gt;</text:span>names(dog) &lt;- c("black","grey","white")</text:p>
      <text:p text:style-name="P6"><text:span text:style-name="T9">&gt;</text:span>job &lt;- c("carpenter","plumber","electrician")</text:p>
      <text:p text:style-name="P6"><text:span text:style-name="T9">&gt;</text:span>pay &lt;- c(250,350,450)</text:p>
      <text:p text:style-name="P6"><text:span text:style-name="T9">&gt;</text:span>rollList &lt;- list(job,pay)</text:p>
      <text:p text:style-name="P6"><text:span text:style-name="T9">&gt;</text:span>rollList</text:p>
      <text:p text:style-name="P6">[[1]]</text:p>
      <text:p text:style-name="P6">[1] "carpenter" <text:s text:c="2"/>"plumber" <text:s text:c="4"/>"electrician"</text:p>
      <text:p text:style-name="P6"/>
      <text:p text:style-name="P6">[[2]]</text:p>
      <text:p text:style-name="P6">[1] 250 350 450</text:p>
      <text:p text:style-name="P6"/>
      <text:p text:style-name="P6"><text:span text:style-name="T9">&gt;</text:span>rollList[1]</text:p>
      <text:p text:style-name="P6">[[1]]</text:p>
      <text:p text:style-name="P6">[1] "carpenter" <text:s text:c="2"/>"plumber" <text:s text:c="4"/>"electrician"</text:p>
      <text:p text:style-name="P6"/>
      <text:p text:style-name="P6"><text:span text:style-name="T9">&gt;</text:span>str(rollList[1])</text:p>
      <text:p text:style-name="P6">List of 1</text:p>
      <text:p text:style-name="P6"><text:s/>$ : chr [1:3] "carpenter" "plumber" "electrician"</text:p>
      <text:p text:style-name="P6"><text:span text:style-name="T9">&gt;</text:span>rollList[[1]]</text:p>
      <text:p text:style-name="P6">[1] "carpenter" <text:s text:c="2"/>"plumber" <text:s text:c="4"/>"electrician"</text:p>
      <text:p text:style-name="P6"><text:span text:style-name="T9">&gt;</text:span>str(rollList[[1]])</text:p>
      <text:p text:style-name="P6"><text:s/>chr [1:3] "carpenter" "plumber" "electrician"</text:p>
      <text:p text:style-name="P6"><text:span text:style-name="T9">&gt;</text:span>pay2 &lt;- c(250,350,450,500)</text:p>
      <text:p text:style-name="P6"><text:span text:style-name="T9">&gt;</text:span>rollList2 &lt;- list(job,pay2)</text:p>
      <text:p text:style-name="P6"><text:span text:style-name="T9">&gt;</text:span>rollList2</text:p>
      <text:p text:style-name="P6">[[1]]</text:p>
      <text:p text:style-name="P6">[1] "carpenter" <text:s text:c="2"/>"plumber" <text:s text:c="4"/>"electrician"</text:p>
      <text:p text:style-name="P6"/>
      <text:p text:style-name="P6">[[2]]</text:p>
      <text:p text:style-name="P6">[1] 250 350 450 500</text:p>
      <text:p text:style-name="P6"/>
      <text:p text:style-name="P6"><text:span text:style-name="T9">&gt;</text:span>rollDF &lt;- data.frame(job,pay2)</text:p>
      <text:p text:style-name="P6">Error in data.frame(job, pay2) : </text:p>
      <text:p text:style-name="P6"><text:s text:c="2"/>arguments imply differing number of rows: 3, 4</text:p>
      <text:p text:style-name="P6"><text:span text:style-name="T9">&gt;</text:span>rollDF &lt;- data.frame(job,pay)</text:p>
      <text:p text:style-name="P6"><text:span text:style-name="T9">&gt;</text:span>rollDF</text:p>
      <text:p text:style-name="P6"><text:s text:c="10"/>job pay</text:p>
      <text:p text:style-name="P6">1 <text:s text:c="2"/>carpenter 250</text:p>
      <text:p text:style-name="P6">2 <text:s text:c="4"/>plumber 350</text:p>
      <text:p text:style-name="P6">3 electrician 450</text:p>
      <text:p text:style-name="P6"><text:span text:style-name="T9">&gt;</text:span>names(rollDF)</text:p>
      <text:p text:style-name="P6">[1] "job" "pay"</text:p>
      <text:p text:style-name="P6"><text:span text:style-name="T9">&gt;</text:span>rollList &lt;- rbind(rollList,c("gardener",200))</text:p>
      <text:p text:style-name="P6"><text:span text:style-name="T9">&gt;</text:span>rollList</text:p>
      <text:p text:style-name="P6"><text:s text:c="9"/>[,1] <text:s text:c="7"/>[,2] <text:s text:c="4"/></text:p>
      <text:p text:style-name="P6">rollList character,3 numeric,3</text:p>
      <text:p text:style-name="P6"><text:s text:c="9"/>"gardener" <text:s/>"200" <text:s text:c="3"/></text:p>
      <text:p text:style-name="P6"><text:span text:style-name="T9">&gt;</text:span>rollDF &lt;- rbind(rollDF, c("gardener", 200))</text:p>
      <text:p text:style-name="P6"><text:span text:style-name="T9">&gt;</text:span>rollDF</text:p>
      <text:p text:style-name="P6"><text:s text:c="10"/>job pay</text:p>
      <text:p text:style-name="P6">1 <text:s text:c="2"/>carpenter 250</text:p>
      <text:p text:style-name="P6">2 <text:s text:c="4"/>plumber 350</text:p>
      <text:p text:style-name="P6">3 electrician 450</text:p>
      <text:p text:style-name="P6">4 <text:s text:c="3"/>gardener 200</text:p>
      <text:p text:style-name="P6"><text:span text:style-name="T9">&gt;</text:span>rollDF &lt;- cbind(rollDF, c(5,6,7,8,7.5))</text:p>
      <text:p text:style-name="P6">Error in data.frame(..., check.names = FALSE) : </text:p>
      <text:p text:style-name="P6"><text:soft-page-break/><text:s text:c="2"/>arguments imply differing number of rows: 4, 5</text:p>
      <text:p text:style-name="P6"><text:span text:style-name="T9">&gt;</text:span>rollDF &lt;- cbind(rollDF, c(5,6,7,8))</text:p>
      <text:p text:style-name="P6"><text:span text:style-name="T9">&gt;</text:span>rollDF</text:p>
      <text:p text:style-name="P6"><text:s text:c="10"/>job pay c(5, 6, 7, 8)</text:p>
      <text:p text:style-name="P6">1 <text:s text:c="2"/>carpenter 250 <text:s text:c="12"/>5</text:p>
      <text:p text:style-name="P6">2 <text:s text:c="4"/>plumber 350 <text:s text:c="12"/>6</text:p>
      <text:p text:style-name="P6">3 electrician 450 <text:s text:c="12"/>7</text:p>
      <text:p text:style-name="P6">4 <text:s text:c="3"/>gardener 200 <text:s text:c="12"/>8</text:p>
      <text:p text:style-name="P6"><text:span text:style-name="T9">&gt;</text:span>names(rollDF) &lt;- c("job","pay","hours")</text:p>
      <text:p text:style-name="P6"><text:span text:style-name="T9">&gt;</text:span>rollDF</text:p>
      <text:p text:style-name="P6"><text:s text:c="10"/>job pay hours</text:p>
      <text:p text:style-name="P6">1 <text:s text:c="2"/>carpenter 250 <text:s text:c="4"/>5</text:p>
      <text:p text:style-name="P6">2 <text:s text:c="4"/>plumber 350 <text:s text:c="4"/>6</text:p>
      <text:p text:style-name="P6">3 electrician 450 <text:s text:c="4"/>7</text:p>
      <text:p text:style-name="P6">4 <text:s text:c="3"/>gardener 200 <text:s text:c="4"/>8</text:p>
      <text:p text:style-name="P6"><text:span text:style-name="T9">&gt;</text:span>setwd("C:/Users/DELL/Dropbox/Arjun/02-research/digital-humanities/workshops/Rworkshop/ClassworkFiles")</text:p>
      <text:p text:style-name="P6"><text:span text:style-name="T9">&gt;</text:span>?write.csv</text:p>
      <text:p text:style-name="P6"><text:span text:style-name="T9">&gt;</text:span>write.csv(rollDF, file = "CostofLabour")</text:p>
      <text:p text:style-name="P6"><text:span text:style-name="T9">&gt;</text:span>write.csv(rollDF, file = "CostofLabour.csv")</text:p>
      <text:p text:style-name="P6"><text:span text:style-name="T9">&gt;</text:span>write.csv(rollDF, file = "CostofLabour.csv", append=TRUE)</text:p>
      <text:p text:style-name="P6">Warning message:</text:p>
      <text:p text:style-name="P6">In write.csv(rollDF, file = "CostofLabour.csv", append = TRUE) :</text:p>
      <text:p text:style-name="P6"><text:s text:c="2"/>attempt to set 'append' ignored</text:p>
      <text:p text:style-name="P6"><text:span text:style-name="T9">&gt;</text:span>write.csv(rollDF, file = "CostofLabour.csv", append = TRUE)</text:p>
      <text:p text:style-name="P6">Warning message:</text:p>
      <text:p text:style-name="P6">In write.csv(rollDF, file = "CostofLabour.csv", append = TRUE) :</text:p>
      <text:p text:style-name="P6"><text:s text:c="2"/>attempt to set 'append' ignored</text:p>
      <text:p text:style-name="P6"><text:span text:style-name="T9">&gt;</text:span>rollDF</text:p>
      <text:p text:style-name="P6"><text:s text:c="10"/>job pay hours</text:p>
      <text:p text:style-name="P6">1 <text:s text:c="2"/>carpenter 250 <text:s text:c="4"/>5</text:p>
      <text:p text:style-name="P6">2 <text:s text:c="4"/>plumber 350 <text:s text:c="4"/>6</text:p>
      <text:p text:style-name="P6">3 electrician 450 <text:s text:c="4"/>7</text:p>
      <text:p text:style-name="P6">4 <text:s text:c="3"/>gardener 200 <text:s text:c="4"/>8</text:p>
      <text:p text:style-name="P6"><text:span text:style-name="T9">&gt;</text:span>rollDF[2,3]</text:p>
      <text:p text:style-name="P6">[1] 6</text:p>
      <text:p text:style-name="P6"><text:span text:style-name="T9">&gt;</text:span>rollDF$job</text:p>
      <text:p text:style-name="P6">[1] "carpenter" <text:s text:c="2"/>"plumber" <text:s text:c="4"/>"electrician" "gardener" <text:s text:c="2"/></text:p>
      <text:p text:style-name="P6"><text:span text:style-name="T9">&gt;</text:span>rollDF$job[2]</text:p>
      <text:p text:style-name="P6">[1] "plumber"</text:p>
      <text:p text:style-name="P6"><text:span text:style-name="T9">&gt;</text:span>rollDF[2,3]</text:p>
      <text:p text:style-name="P6">[1] 6</text:p>
      <text:p text:style-name="P6"><text:span text:style-name="T9">&gt;</text:span>rollDF[1,2]</text:p>
      <text:p text:style-name="P6">[1] "250"</text:p>
      <text:p text:style-name="P6"><text:span text:style-name="T9">&gt;</text:span>rollDF[2,2]</text:p>
      <text:p text:style-name="P6">[1] "350"</text:p>
      <text:p text:style-name="P6"><text:span text:style-name="T9">&gt;</text:span>rollDF[2,1]</text:p>
      <text:p text:style-name="P6">[1] "plumber"</text:p>
      <text:p text:style-name="P6"><text:span text:style-name="T9">&gt;</text:span>subset(rollDF$pay4<text:span text:style-name="T9">&gt;</text:span>0)</text:p>
      <text:p text:style-name="P6">Error in subset.default(rollDF$pay <text:span text:style-name="T9">&gt;</text:span>400) : </text:p>
      <text:p text:style-name="P6"><text:s text:c="2"/>argument "subset" is missing, with no default</text:p>
      <text:p text:style-name="P6"><text:span text:style-name="T9">&gt;</text:span>subset(rollDF,rollDF$pay4<text:span text:style-name="T9">&gt;</text:span>0)</text:p>
      <text:p text:style-name="P6"><text:s text:c="10"/>job pay hours</text:p>
      <text:p text:style-name="P6">3 electrician 450 <text:s text:c="4"/>7</text:p>
      <text:p text:style-name="P6"><text:span text:style-name="T9">&gt;</text:span>str(subset(rollDF,rollDF$pay4<text:span text:style-name="T9">&gt;</text:span>0))</text:p>
      <text:p text:style-name="P6">'data.frame':<text:tab/>1 obs. of <text:s/>3 variables:</text:p>
      <text:p text:style-name="P6"><text:s/>$ job <text:s/>: chr "electrician"</text:p>
      <text:p text:style-name="P6"><text:soft-page-break/><text:s/>$ pay <text:s/>: chr "450"</text:p>
      <text:p text:style-name="P6"><text:s/>$ hours: num 7</text:p>
      <text:p text:style-name="P6"><text:span text:style-name="T9">&gt;</text:span>str(subset(rollDF,rollDF$hours6<text:span text:style-name="T9">&gt;</text:span>)</text:p>
      <text:p text:style-name="P6">'data.frame':<text:tab/>2 obs. of <text:s/>3 variables:</text:p>
      <text:p text:style-name="P6"><text:s/>$ job <text:s/>: chr <text:s/>"electrician" "gardener"</text:p>
      <text:p text:style-name="P6"><text:s/>$ pay <text:s/>: chr <text:s/>"450" "200"</text:p>
      <text:p text:style-name="P6"><text:s/>$ hours: num <text:s/>7 8</text:p>
      <text:p text:style-name="P6"><text:span text:style-name="T9">&gt;</text:span>subset(rollDF,rollDF$hours6<text:span text:style-name="T9">&gt;</text:span></text:p>
      <text:p text:style-name="P6"><text:s text:c="10"/>job pay hours</text:p>
      <text:p text:style-name="P6">3 electrician 450 <text:s text:c="4"/>7</text:p>
      <text:p text:style-name="P6">4 <text:s text:c="3"/>gardener 200 <text:s text:c="4"/>8</text:p>
      <text:p text:style-name="P6"><text:span text:style-name="T9">&gt;</text:span>#Loops</text:p>
      <text:p text:style-name="P6"><text:span text:style-name="T9">&gt;</text:span>disco &lt;- c(1,2,3,4)</text:p>
      <text:p text:style-name="P6"><text:span text:style-name="T9">&gt;</text:span>disco + 1</text:p>
      <text:p text:style-name="P6">[1] 2 3 4 5</text:p>
      <text:p text:style-name="P6"><text:span text:style-name="T9">&gt;</text:span>sumEven &lt;-0</text:p>
      <text:p text:style-name="P6"><text:span text:style-name="T9">&gt;</text:span>for(n in 1:4) {sumEven &lt;- sumEven + disco[n]}</text:p>
      <text:p text:style-name="P6"><text:span text:style-name="T9">&gt;</text:span>sumEven</text:p>
      <text:p text:style-name="P6">[1] 10</text:p>
      <text:p text:style-name="P6"><text:span text:style-name="T9">&gt;</text:span>sumEven &lt;-0</text:p>
      <text:p text:style-name="P6"><text:span text:style-name="T9">&gt;</text:span>for(n in 1:3) {sumEven &lt;- sumEven + disco[n]}</text:p>
      <text:p text:style-name="P6"><text:span text:style-name="T9">&gt;</text:span>sumEven</text:p>
      <text:p text:style-name="P6">[1] 6</text:p>
      <text:p text:style-name="P6"><text:span text:style-name="T9">&gt;</text:span>sumEven &lt;- 0</text:p>
      <text:p text:style-name="P6"><text:span text:style-name="T9">&gt;</text:span>for (n in 1:length(disco))</text:p>
      <text:p text:style-name="P6">+ {</text:p>
      <text:p text:style-name="P6">+ <text:s text:c="2"/>sumEven &lt;- sumEven + disco[n]</text:p>
      <text:p text:style-name="P6">+ }</text:p>
      <text:p text:style-name="P6"><text:span text:style-name="T9">&gt;</text:span>sumEven</text:p>
      <text:p text:style-name="P6">[1] 10</text:p>
      <text:p text:style-name="P6"><text:span text:style-name="T9">&gt;</text:span>sumEven &lt;- 0</text:p>
      <text:p text:style-name="P6"><text:span text:style-name="T9">&gt;</text:span>for (n in 1:length(disco))</text:p>
      <text:p text:style-name="P6">+ {</text:p>
      <text:p text:style-name="P6">+ <text:s text:c="2"/>sumEven &lt;- sumEven + disco[n]</text:p>
      <text:p text:style-name="P6">+ <text:s text:c="2"/>print(n)</text:p>
      <text:p text:style-name="P6">+ <text:s text:c="2"/>print(sumEven)</text:p>
      <text:p text:style-name="P6">+ }</text:p>
      <text:p text:style-name="P6">[1] 1</text:p>
      <text:p text:style-name="P6">[1] 1</text:p>
      <text:p text:style-name="P6">[1] 2</text:p>
      <text:p text:style-name="P6">[1] 3</text:p>
      <text:p text:style-name="P6">[1] 3</text:p>
      <text:p text:style-name="P6">[1] 6</text:p>
      <text:p text:style-name="P6">[1] 4</text:p>
      <text:p text:style-name="P6">[1] 10</text:p>
      <text:p text:style-name="P6"><text:span text:style-name="T9">&gt;</text:span>sumEven &lt;- 0</text:p>
      <text:p text:style-name="P6"><text:span text:style-name="T9">&gt;</text:span>for (n in 1:length(disco))</text:p>
      <text:p text:style-name="P6">+ {</text:p>
      <text:p text:style-name="P6">+ <text:s text:c="2"/>ifelse(disco[n] %% 2 == 0,jog &lt;- disco[n], jog &lt;- 0)</text:p>
      <text:p text:style-name="P6">+ <text:s text:c="2"/>sumEven &lt;- sumEven + jog</text:p>
      <text:p text:style-name="P6">+ <text:s text:c="2"/>print(n)</text:p>
      <text:p text:style-name="P6">+ <text:s text:c="2"/>print(sumEven)</text:p>
      <text:p text:style-name="P6">+ }</text:p>
      <text:p text:style-name="P6">[1] 1</text:p>
      <text:p text:style-name="P6">[1] 0</text:p>
      <text:p text:style-name="P6">[1] 2</text:p>
      <text:p text:style-name="P6">[1] 2</text:p>
      <text:p text:style-name="P6"><text:soft-page-break/>[1] 3</text:p>
      <text:p text:style-name="P6">[1] 2</text:p>
      <text:p text:style-name="P6">[1] 4</text:p>
      <text:p text:style-name="P6">[1] 6</text:p>
      <text:p text:style-name="P6"><text:span text:style-name="T9">&gt;</text:span>readLines("C:/Users/DELL/Dropbox/Arjun/02-research/digital-humanities/workshops/Rworkshop/ClassworkFiles/pnp.txt")</text:p>
      <text:p text:style-name="P6">[1] "It is a truth universally acknowledged, that a single man in possession of a good fortune, must be in want of a wife. However little known the feelings or views of such a man may be on his first entering a neighbourhood, this truth is so well fixed in the minds of the surrounding families, that he is considered the rightful property of some one or other of their daughters."</text:p>
      <text:p text:style-name="P6"><text:span text:style-name="T9">&gt;</text:span>scan("C:/Users/DELL/Dropbox/Arjun/02-research/digital-humanities/workshops/Rworkshop/ClassworkFiles/pnp.txt"," ")</text:p>
      <text:p text:style-name="P6">Read 70 items</text:p>
      <text:p text:style-name="P6"><text:s/>[1] "It" <text:s text:c="12"/>"is" <text:s text:c="12"/>"a" <text:s text:c="13"/>"truth" <text:s text:c="8"/></text:p>
      <text:p text:style-name="P6"><text:s/>[5] "universally" <text:s text:c="3"/>"acknowledged," <text:s/>"that" <text:s text:c="10"/>"a" <text:s text:c="12"/></text:p>
      <text:p text:style-name="P6"><text:s/>[9] "single" <text:s text:c="8"/>"man" <text:s text:c="11"/>"in" <text:s text:c="12"/>"possession" <text:s text:c="3"/></text:p>
      <text:p text:style-name="P6">[13] "of" <text:s text:c="12"/>"a" <text:s text:c="13"/>"good" <text:s text:c="10"/>"fortune," <text:s text:c="5"/></text:p>
      <text:p text:style-name="P6">[17] "must" <text:s text:c="10"/>"be" <text:s text:c="12"/>"in" <text:s text:c="12"/>"want" <text:s text:c="9"/></text:p>
      <text:p text:style-name="P6">[21] "of" <text:s text:c="12"/>"a" <text:s text:c="13"/>"wife." <text:s text:c="9"/>"However" <text:s text:c="6"/></text:p>
      <text:p text:style-name="P6">[25] "little" <text:s text:c="8"/>"known" <text:s text:c="9"/>"the" <text:s text:c="11"/>"feelings" <text:s text:c="5"/></text:p>
      <text:p text:style-name="P6">[29] "or" <text:s text:c="12"/>"views" <text:s text:c="9"/>"of" <text:s text:c="12"/>"such" <text:s text:c="9"/></text:p>
      <text:p text:style-name="P6">[33] "a" <text:s text:c="13"/>"man" <text:s text:c="11"/>"may" <text:s text:c="11"/>"be" <text:s text:c="11"/></text:p>
      <text:p text:style-name="P6">[37] "on" <text:s text:c="12"/>"his" <text:s text:c="11"/>"first" <text:s text:c="9"/>"entering" <text:s text:c="5"/></text:p>
      <text:p text:style-name="P6">[41] "a" <text:s text:c="13"/>"neighbourhood," "this" <text:s text:c="10"/>"truth" <text:s text:c="8"/></text:p>
      <text:p text:style-name="P6">[45] "is" <text:s text:c="12"/>"so" <text:s text:c="12"/>"well" <text:s text:c="10"/>"fixed" <text:s text:c="8"/></text:p>
      <text:p text:style-name="P6">[49] "in" <text:s text:c="12"/>"the" <text:s text:c="11"/>"minds" <text:s text:c="9"/>"of" <text:s text:c="11"/></text:p>
      <text:p text:style-name="P6">[53] "the" <text:s text:c="11"/>"surrounding" <text:s text:c="3"/>"families," <text:s text:c="5"/>"that" <text:s text:c="9"/></text:p>
      <text:p text:style-name="P6">[57] "he" <text:s text:c="12"/>"is" <text:s text:c="12"/>"considered" <text:s text:c="4"/>"the" <text:s text:c="10"/></text:p>
      <text:p text:style-name="P6">[61] "rightful" <text:s text:c="6"/>"property" <text:s text:c="6"/>"of" <text:s text:c="12"/>"some" <text:s text:c="9"/></text:p>
      <text:p text:style-name="P6">[65] "one" <text:s text:c="11"/>"or" <text:s text:c="12"/>"other" <text:s text:c="9"/>"of" <text:s text:c="11"/></text:p>
      <text:p text:style-name="P6">[69] "their" <text:s text:c="9"/>"daughters."</text:p>
      <text:p text:style-name="P5"/>
      <text:p text:style-name="P5"/>
      <text:h text:style-name="Heading_20_2" text:outline-level="2">Day 8 RoundUp:</text:h>
      <text:p text:style-name="P6">Today we looked at the process of splitting images of a scanned book and producing an OCR version. The code is available as ocrBanglaBook.R</text:p>
      <text:p text:style-name="P6">We also started with Graphics.</text:p>
      <text:p text:style-name="P6">Functions: plot, pie</text:p>
      <text:p text:style-name="P6">Package: magick, ggplot2</text:p>
      <text:p text:style-name="P6"/>
      <text:p text:style-name="P6"/>
      <text:h text:style-name="P1" text:outline-level="2"/>
      <text:h text:style-name="Heading_20_2" text:outline-level="2">Assignment <text:span text:style-name="T8">5</text:span></text:h>
      <text:p text:style-name="P12">Plot Seatbelts Data</text:p>
      <text:p text:style-name="P14">Due 10 Mar</text:p>
      <text:p text:style-name="P11"/>
      <text:p text:style-name="P18">Access the R Dataset "Seatbelts". Use the barplot() function to create a bar chart of the number of "DriversKilled" monthwise. ie. There should be 12 bars in the chart - one for each month.</text:p>
      <text:p text:style-name="P11"><text:soft-page-break/>&lt;https://teams.microsoft.com/l/message/19:9X9PYPo2DM6RyJS3rweHjoMSgRtCBg0HEfxnXNLULIU1@thread.tacv2/1646826464983?tenantId=624d5c4b-45c5-4122-8cd0-44f0f84e945d&amp;amp;groupId=38c944c3-2d19-462f-bedf-3d5af76e9f8b&amp;amp;parentMessageId=1646826464983&amp;amp;teamName=Introduction to R for the Humanities&amp;amp;channelName=General&amp;amp;createdTime=1646826464983<text:span text:style-name="T9">&gt;</text:span></text:p>
      <text:p text:style-name="P5"/>
      <text:h text:style-name="Heading_20_2" text:outline-level="2">Day 9 RoundUp:</text:h>
      <text:p text:style-name="P6">We looked at plotting line, bar and scatter charts using ggplot2; exporting results to PDF within a loop; and wordcloud generation after multistage data preparation of corpus.</text:p>
      <text:p text:style-name="P5"/>
      <text:p text:style-name="P5"/>
      <text:h text:style-name="P2" text:outline-level="2">Day <text:span text:style-name="T8">9</text:span>: Console Output</text:h>
      <text:p text:style-name="P5"><text:span text:style-name="T9">&gt;</text:span>library(ggplot2)</text:p>
      <text:p text:style-name="P5"/>
      <text:p text:style-name="P5">Attaching package: ‘ggplot2’</text:p>
      <text:p text:style-name="P5"/>
      <text:p text:style-name="P5">The following object is masked from ‘package:NLP’:</text:p>
      <text:p text:style-name="P5"/>
      <text:p text:style-name="P5"><text:s text:c="4"/>annotate</text:p>
      <text:p text:style-name="P5"/>
      <text:p text:style-name="P5"><text:span text:style-name="T9">&gt;</text:span>head(diamonds)</text:p>
      <text:p text:style-name="P5"># A tibble: 6 x 10</text:p>
      <text:p text:style-name="P5"><text:s text:c="2"/>carat cut <text:s text:c="6"/>color clarity depth table price <text:s text:c="4"/>x <text:s text:c="4"/>y <text:s text:c="4"/>z</text:p>
      <text:p text:style-name="P5"><text:s text:c="2"/>&lt;dbl<text:span text:style-name="T9">&gt;</text:span>&lt;ord <text:span text:style-name="T9">&gt;</text:span> <text:s text:c="2"/>&lt;ord &lt;<text:span text:style-name="T9">&gt;</text:span>rd <text:s text:c="2"/><text:span text:style-name="T9">&gt;</text:span>dbl &lt;db<text:span text:style-name="T9">&gt;</text:span> &lt;int<text:span text:style-name="T9">&gt;</text:span>&lt;dbl <text:span text:style-name="T9">&gt;</text:span>dbl &lt;<text:span text:style-name="T9">&gt;</text:span>bl<text:span text:style-name="T9">&gt;&gt;</text:span></text:p>
      <text:p text:style-name="P5">1 <text:s/>0.23 Ideal <text:s text:c="4"/>E <text:s text:c="4"/>SI2 <text:s text:c="5"/>61.5 <text:s text:c="3"/>55 <text:s text:c="2"/>326 <text:s/>3.95 <text:s/>3.98 <text:s/>2.43</text:p>
      <text:p text:style-name="P5">2 <text:s/>0.21 Premium <text:s text:c="2"/>E <text:s text:c="4"/>SI1 <text:s text:c="5"/>59.8 <text:s text:c="3"/>61 <text:s text:c="2"/>326 <text:s/>3.89 <text:s/>3.84 <text:s/>2.31</text:p>
      <text:p text:style-name="P5">3 <text:s/>0.23 Good <text:s text:c="5"/>E <text:s text:c="4"/>VS1 <text:s text:c="5"/>56.9 <text:s text:c="3"/>65 <text:s text:c="2"/>327 <text:s/>4.05 <text:s/>4.07 <text:s/>2.31</text:p>
      <text:p text:style-name="P5">4 <text:s/>0.29 Premium <text:s text:c="2"/>I <text:s text:c="4"/>VS2 <text:s text:c="5"/>62.4 <text:s text:c="3"/>58 <text:s text:c="2"/>334 <text:s/>4.2 <text:s text:c="2"/>4.23 <text:s/>2.63</text:p>
      <text:p text:style-name="P5">5 <text:s/>0.31 Good <text:s text:c="5"/>J <text:s text:c="4"/>SI2 <text:s text:c="5"/>63.3 <text:s text:c="3"/>58 <text:s text:c="2"/>335 <text:s/>4.34 <text:s/>4.35 <text:s/>2.75</text:p>
      <text:p text:style-name="P5">6 <text:s/>0.24 Very Good J <text:s text:c="4"/>VVS2 <text:s text:c="4"/>62.8 <text:s text:c="3"/>57 <text:s text:c="2"/>336 <text:s/>3.94 <text:s/>3.96 <text:s/>2.48</text:p>
      <text:p text:style-name="P5"><text:span text:style-name="T9">&gt;</text:span>ggplot(diamonds, aes(x=carat))</text:p>
      <text:p text:style-name="P5"><text:span text:style-name="T9">&gt;</text:span>ggplot(diamonds, aes(x=carat, y=price))</text:p>
      <text:p text:style-name="P5"><text:span text:style-name="T9">&gt;</text:span>ggplot(diamonds, aes(x=carat, color=cut))</text:p>
      <text:p text:style-name="P5"><text:span text:style-name="T9">&gt;</text:span>ggplot(diamonds, aes(x=carat), color="steelblue")</text:p>
      <text:p text:style-name="P5"><text:span text:style-name="T9">&gt;</text:span>ggplot(diamonds, aes(x=carat, y=price, color=cut)) + geom_point() + geom_smooth()</text:p>
      <text:p text:style-name="P5">`geom_smooth()` using method = 'gam' and formula 'y ~ s(x, bs = "cs")'</text:p>
      <text:p text:style-name="P5"><text:span text:style-name="T9">&gt;</text:span>length(unique(diamonds$cut))</text:p>
      <text:p text:style-name="P5">[1] 5</text:p>
      <text:p text:style-name="P5"><text:span text:style-name="T9">&gt;</text:span>gg &lt;- ggplot(diamonds, aes(x=carat, y=price, color=cut)) + geom_point() + labs(title="Scatterplot", x="Carat", y="Price")</text:p>
      <text:p text:style-name="P5"><text:span text:style-name="T9">&gt;</text:span>gg &lt;- ggplot(diamonds, aes(x=carat, y=price, color=cut)) + geom_point() + labs(title="Scatterplot", x="Carat", y="Price")</text:p>
      <text:p text:style-name="P5"><text:span text:style-name="T9">&gt;</text:span>print(gg)</text:p>
      <text:p text:style-name="P5"><text:span text:style-name="T9">&gt;</text:span>setwd("C:/Users/DELL/Dropbox/Arjun/02-research/digital-humanities/workshops/Rworkshop/ClassworkFiles")</text:p>
      <text:p text:style-name="P5"><text:span text:style-name="T9">&gt;</text:span> <text:s text:c="3"/>hist(rnorm(100,sd=1))</text:p>
      <text:p text:style-name="P5"><text:soft-page-break/><text:span text:style-name="T9">&gt;</text:span> <text:s text:c="3"/>hist(rnorm(100,sd=1))</text:p>
      <text:p text:style-name="P5"><text:span text:style-name="T9">&gt;</text:span>for (i in 1:5)</text:p>
      <text:p text:style-name="P5">+ <text:s text:c="2"/>{</text:p>
      <text:p text:style-name="P5">+ <text:s text:c="4"/>fname &lt;- paste("q",i,".pdf")</text:p>
      <text:p text:style-name="P5">+ <text:s text:c="4"/>pdf(fname)</text:p>
      <text:p text:style-name="P5">+ <text:s text:c="4"/>hist(rnorm(100,sd=1))</text:p>
      <text:p text:style-name="P5">+ <text:s text:c="4"/>dev.off()</text:p>
      <text:p text:style-name="P5">+ }</text:p>
      <text:p text:style-name="P5"><text:span text:style-name="T9">&gt;</text:span>head(mtcars)</text:p>
      <text:p text:style-name="P5"><text:s text:c="19"/>mpg cyl disp <text:s/>hp drat <text:s text:c="3"/>wt <text:s/>qsec vs am gear carb</text:p>
      <text:p text:style-name="P5">Mazda RX4 <text:s text:c="8"/>21.0 <text:s text:c="2"/>6 <text:s/>160 110 3.90 2.620 16.46 <text:s/>0 <text:s/>1 <text:s text:c="3"/>4 <text:s text:c="3"/>4</text:p>
      <text:p text:style-name="P5">Mazda RX4 Wag <text:s text:c="4"/>21.0 <text:s text:c="2"/>6 <text:s/>160 110 3.90 2.875 17.02 <text:s/>0 <text:s/>1 <text:s text:c="3"/>4 <text:s text:c="3"/>4</text:p>
      <text:p text:style-name="P5">Datsun 710 <text:s text:c="7"/>22.8 <text:s text:c="2"/>4 <text:s/>108 <text:s/>93 3.85 2.320 18.61 <text:s/>1 <text:s/>1 <text:s text:c="3"/>4 <text:s text:c="3"/>1</text:p>
      <text:p text:style-name="P5">Hornet 4 Drive <text:s text:c="3"/>21.4 <text:s text:c="2"/>6 <text:s/>258 110 3.08 3.215 19.44 <text:s/>1 <text:s/>0 <text:s text:c="3"/>3 <text:s text:c="3"/>1</text:p>
      <text:p text:style-name="P5">Hornet Sportabout 18.7 <text:s text:c="2"/>8 <text:s/>360 175 3.15 3.440 17.02 <text:s/>0 <text:s/>0 <text:s text:c="3"/>3 <text:s text:c="3"/>2</text:p>
      <text:p text:style-name="P5">Valiant <text:s text:c="10"/>18.1 <text:s text:c="2"/>6 <text:s/>225 105 2.76 3.460 20.22 <text:s/>1 <text:s/>0 <text:s text:c="3"/>3 <text:s text:c="3"/>1</text:p>
      <text:p text:style-name="P5"><text:span text:style-name="T9">&gt;</text:span>plot1 &lt;- ggplot(mtcars, aes(x=cyl)) + geom_bar() + labs(title="Frequency bar chart")</text:p>
      <text:p text:style-name="P5"><text:span text:style-name="T9">&gt;</text:span>print(plot1)</text:p>
      <text:p text:style-name="P5"><text:span text:style-name="T9">&gt;</text:span>df &lt;- data.frame(var=c("a", "b", "c"), nums=c(1:3))</text:p>
      <text:p text:style-name="P5"><text:span text:style-name="T9">&gt;</text:span>df</text:p>
      <text:p text:style-name="P5"><text:s text:c="2"/>var nums</text:p>
      <text:p text:style-name="P5">1 <text:s text:c="2"/>a <text:s text:c="3"/>1</text:p>
      <text:p text:style-name="P5">2 <text:s text:c="2"/>b <text:s text:c="3"/>2</text:p>
      <text:p text:style-name="P5">3 <text:s text:c="2"/>c <text:s text:c="3"/>3</text:p>
      <text:p text:style-name="P5"><text:span text:style-name="T9">&gt;</text:span>plot2 &lt;- ggplot(df, aes(x=var, y=nums))+ geom_bar(stat = c(1:3)) # + geom_bar(stat = "identity")</text:p>
      <text:p text:style-name="P5">Error in `check_subclass()`:</text:p>
      <text:p text:style-name="P5">! `stat` must be either a string or a Stat object, not an integer vector</text:p>
      <text:p text:style-name="P5">Run `rlang::last_error()` to see where the error occurred.</text:p>
      <text:p text:style-name="P5"><text:span text:style-name="T9">&gt;</text:span>plot2 &lt;- ggplot(df, aes(x=var, y=nums))+ geom_bar(stat = "identity")</text:p>
      <text:p text:style-name="P5"><text:span text:style-name="T9">&gt;</text:span>print(plot2)</text:p>
      <text:p text:style-name="P5"><text:span text:style-name="T9">&gt;</text:span>str(Nile)</text:p>
      <text:p text:style-name="P5"><text:s/>Time-Series [1:100] from 1871 to 1970: 1120 1160 963 1210 1160 1160 813 1230 1370 1140 ...</text:p>
      <text:p text:style-name="P5"><text:span text:style-name="T9">&gt;</text:span>head(Nile)</text:p>
      <text:p text:style-name="P5">[1] 1120 1160 <text:s/>963 1210 1160 1160</text:p>
      <text:p text:style-name="P5"><text:span text:style-name="T9">&gt;</text:span>NileDF &lt;- data.frame(c(1871:1970),Nile)</text:p>
      <text:p text:style-name="P5"><text:span text:style-name="T9">&gt;</text:span>names(NileDF) &lt;- c("Year", "Flow")</text:p>
      <text:p text:style-name="P5"><text:span text:style-name="T9">&gt;</text:span>head(NileDF)</text:p>
      <text:p text:style-name="P5"><text:s text:c="2"/>Year Flow</text:p>
      <text:p text:style-name="P5">1 1871 1120</text:p>
      <text:p text:style-name="P5">2 1872 1160</text:p>
      <text:p text:style-name="P5">3 1873 <text:s/>963</text:p>
      <text:p text:style-name="P5">4 1874 1210</text:p>
      <text:p text:style-name="P5">5 1875 1160</text:p>
      <text:p text:style-name="P5">6 1876 1160</text:p>
      <text:p text:style-name="P5"><text:span text:style-name="T9">&gt;</text:span>ggplot(data = NileDF, aes(x = Year, y = Flow)) +</text:p>
      <text:p text:style-name="P5">+ <text:s text:c="2"/>geom_line()</text:p>
      <text:p text:style-name="P5">Don't know how to automatically pick scale for object of type ts. Defaulting to continuous.</text:p>
      <text:p text:style-name="P5"><text:span text:style-name="T9">&gt;</text:span>ggplot(data = NileDF, aes(x = Year, y = Flow)) +</text:p>
      <text:p text:style-name="P5">+ <text:s text:c="2"/>geom_line(color="brown")</text:p>
      <text:p text:style-name="P5">Don't know how to automatically pick scale for object of type ts. Defaulting to continuous.</text:p>
      <text:p text:style-name="P5"><text:soft-page-break/><text:span text:style-name="T9">&gt;</text:span>ggplot(data = NileDF, aes(x = Year, y = Flow)) +</text:p>
      <text:p text:style-name="P5">+ <text:s text:c="2"/>geom_point()</text:p>
      <text:p text:style-name="P5">Don't know how to automatically pick scale for object of type ts. Defaulting to continuous.</text:p>
      <text:p text:style-name="P5"><text:span text:style-name="T9">&gt;</text:span>ggplot(data = NileDF, aes(x = Year, y = Flow)) +</text:p>
      <text:p text:style-name="P5">+ <text:s text:c="2"/>geom_point() + geom_line()</text:p>
      <text:p text:style-name="P5">Don't know how to automatically pick scale for object of type ts. Defaulting to continuous.</text:p>
      <text:p text:style-name="P5"><text:span text:style-name="T9">&gt;</text:span>ggplot(data = NileDF, aes(x = Year, y = Flow)) +</text:p>
      <text:p text:style-name="P5">+ <text:s text:c="2"/>geom_point(color="red") + geom_line(color="blue")</text:p>
      <text:p text:style-name="P5">Don't know how to automatically pick scale for object of type ts. Defaulting to continuous.</text:p>
      <text:p text:style-name="P5"><text:span text:style-name="T9">&gt;</text:span>ggplot(data = NileDF, aes(x = Year, y = Flow)) + geom_bar(stat = 'identity', color = "red", fill = "blue")</text:p>
      <text:p text:style-name="P5">Don't know how to automatically pick scale for object of type ts. Defaulting to continuous.</text:p>
      <text:p text:style-name="P5"><text:span text:style-name="T9">&gt;</text:span>ggplot(data =NileDF, aes(x=Flow)) + geom_histogram(bins = 10) <text:s/></text:p>
      <text:p text:style-name="P5">Don't know how to automatically pick scale for object of type ts. Defaulting to continuous.</text:p>
      <text:p text:style-name="P5"><text:span text:style-name="T9">&gt;</text:span>ggplot(data =NileDF, aes(x=Flow)) + geom_histogram(bins = 20) <text:s/></text:p>
      <text:p text:style-name="P5">Don't know how to automatically pick scale for object of type ts. Defaulting to continuous.</text:p>
      <text:p text:style-name="P5"><text:span text:style-name="T9">&gt;</text:span>library(tm)</text:p>
      <text:p text:style-name="P5"><text:span text:style-name="T9">&gt;</text:span>src &lt;- DirSource("C:/Users/DELL/Dropbox/Arjun/02-research/digital-humanities/workshops/Rworkshop/ClassworkFiles/corpus")</text:p>
      <text:p text:style-name="P5"><text:span text:style-name="T9">&gt;</text:span>docs &lt;- Corpus(src)</text:p>
      <text:p text:style-name="P5"><text:span text:style-name="T9">&gt;</text:span>#inspect(docs)</text:p>
      <text:p text:style-name="P5"><text:span text:style-name="T9">&gt;</text:span>#docs$content</text:p>
      <text:p text:style-name="P5"><text:span text:style-name="T9">&gt;</text:span># Convert the text to lower case</text:p>
      <text:p text:style-name="P5"><text:span text:style-name="T9">&gt;</text:span>docs &lt;- tm_map(docs, content_transformer(tolower))</text:p>
      <text:p text:style-name="P5"><text:span text:style-name="T9">&gt;</text:span># Remove numbers</text:p>
      <text:p text:style-name="P5"><text:span text:style-name="T9">&gt;</text:span>docs &lt;- tm_map(docs, removeNumbers)</text:p>
      <text:p text:style-name="P5"><text:span text:style-name="T9">&gt;</text:span># Remove punctuations</text:p>
      <text:p text:style-name="P5"><text:span text:style-name="T9">&gt;</text:span>docs &lt;- tm_map(docs, removePunctuation)</text:p>
      <text:p text:style-name="P5"><text:span text:style-name="T9">&gt;</text:span># Eliminate extra white spaces</text:p>
      <text:p text:style-name="P5"><text:span text:style-name="T9">&gt;</text:span>docs &lt;- tm_map(docs, stripWhitespace)</text:p>
      <text:p text:style-name="P5"><text:span text:style-name="T9">&gt;</text:span># Remove additional stopwords</text:p>
      <text:p text:style-name="P5"><text:span text:style-name="T9">&gt;</text:span>docs &lt;- tm_map(docs, removeWords, c("disco0", "disco1", "disco2"))</text:p>
      <text:p text:style-name="P5"><text:span text:style-name="T9">&gt;</text:span>#creating document term matrix</text:p>
      <text:p text:style-name="P5"><text:span text:style-name="T9">&gt;</text:span>dtm &lt;- TermDocumentMatrix(docs)</text:p>
      <text:p text:style-name="P5"><text:span text:style-name="T9">&gt;</text:span>m &lt;- as.matrix(dtm)</text:p>
      <text:p text:style-name="P5"><text:span text:style-name="T9">&gt;</text:span>v &lt;- sort(rowSums(m),decreasing=TRUE)</text:p>
      <text:p text:style-name="P5"><text:span text:style-name="T9">&gt;</text:span>d &lt;- data.frame(word = names(v),freq=v)</text:p>
      <text:p text:style-name="P5"><text:span text:style-name="T9">&gt;</text:span>head(d, 10)</text:p>
      <text:p text:style-name="P5"><text:s text:c="13"/>word freq</text:p>
      <text:p text:style-name="P5">the <text:s text:c="10"/>the 1415</text:p>
      <text:p text:style-name="P5">and <text:s text:c="10"/>and <text:s/>870</text:p>
      <text:p text:style-name="P5">his <text:s text:c="10"/>his <text:s/>274</text:p>
      <text:p text:style-name="P5">was <text:s text:c="10"/>was <text:s/>247</text:p>
      <text:p text:style-name="P5">with <text:s text:c="8"/>with <text:s/>208</text:p>
      <text:p text:style-name="P5">that <text:s text:c="8"/>that <text:s/>193</text:p>
      <text:p text:style-name="P5">said <text:s text:c="8"/>said <text:s/>147</text:p>
      <text:p text:style-name="P5">pickwick pickwick <text:s/>137</text:p>
      <text:p text:style-name="P5">which <text:s text:c="6"/>which <text:s/>125</text:p>
      <text:p text:style-name="P5">for <text:s text:c="10"/>for <text:s/>106</text:p>
      <text:p text:style-name="P5"><text:span text:style-name="T9">&gt;</text:span>library(tm)</text:p>
      <text:p text:style-name="P5"><text:soft-page-break/><text:span text:style-name="T9">&gt;</text:span>src &lt;- DirSource("C:/Users/DELL/Dropbox/Arjun/02-research/digital-humanities/workshops/Rworkshop/ClassworkFiles/corpus")</text:p>
      <text:p text:style-name="P5"><text:span text:style-name="T9">&gt;</text:span>docs &lt;- Corpus(src)</text:p>
      <text:p text:style-name="P5"><text:span text:style-name="T9">&gt;</text:span>#inspect(docs)</text:p>
      <text:p text:style-name="P5"><text:span text:style-name="T9">&gt;</text:span>#docs$content</text:p>
      <text:p text:style-name="P5"><text:span text:style-name="T9">&gt;</text:span># Convert the text to lower case</text:p>
      <text:p text:style-name="P5"><text:span text:style-name="T9">&gt;</text:span>docs &lt;- tm_map(docs, content_transformer(tolower))</text:p>
      <text:p text:style-name="P5"><text:span text:style-name="T9">&gt;</text:span># Remove numbers</text:p>
      <text:p text:style-name="P5"><text:span text:style-name="T9">&gt;</text:span>docs &lt;- tm_map(docs, removeNumbers)</text:p>
      <text:p text:style-name="P5"><text:span text:style-name="T9">&gt;</text:span># Remove english common stopwords</text:p>
      <text:p text:style-name="P5"><text:span text:style-name="T9">&gt;</text:span>docs &lt;- tm_map(docs, removeWords, c(stopwords("english")))</text:p>
      <text:p text:style-name="P5"><text:span text:style-name="T9">&gt;</text:span># Remove punctuations</text:p>
      <text:p text:style-name="P5"><text:span text:style-name="T9">&gt;</text:span>docs &lt;- tm_map(docs, removePunctuation)</text:p>
      <text:p text:style-name="P5"><text:span text:style-name="T9">&gt;</text:span># Eliminate extra white spaces</text:p>
      <text:p text:style-name="P5"><text:span text:style-name="T9">&gt;</text:span>docs &lt;- tm_map(docs, stripWhitespace)</text:p>
      <text:p text:style-name="P5"><text:span text:style-name="T9">&gt;</text:span># Remove additional stopwords</text:p>
      <text:p text:style-name="P5"><text:span text:style-name="T9">&gt;</text:span>docs &lt;- tm_map(docs, removeWords, c("disco0", "disco1", "disco2"))</text:p>
      <text:p text:style-name="P5"><text:span text:style-name="T9">&gt;</text:span>#creating document term matrix</text:p>
      <text:p text:style-name="P5"><text:span text:style-name="T9">&gt;</text:span>dtm &lt;- TermDocumentMatrix(docs)</text:p>
      <text:p text:style-name="P5"><text:span text:style-name="T9">&gt;</text:span>m &lt;- as.matrix(dtm)</text:p>
      <text:p text:style-name="P5"><text:span text:style-name="T9">&gt;</text:span>v &lt;- sort(rowSums(m),decreasing=TRUE)</text:p>
      <text:p text:style-name="P5"><text:span text:style-name="T9">&gt;</text:span>d &lt;- data.frame(word = names(v),freq=v)</text:p>
      <text:p text:style-name="P5"><text:span text:style-name="T9">&gt;</text:span>head(d, 10)</text:p>
      <text:p text:style-name="P5"><text:s text:c="13"/>word freq</text:p>
      <text:p text:style-name="P5">said <text:s text:c="8"/>said <text:s/>147</text:p>
      <text:p text:style-name="P5">pickwick pickwick <text:s/>137</text:p>
      <text:p text:style-name="P5">old <text:s text:c="10"/>old <text:s text:c="2"/>97</text:p>
      <text:p text:style-name="P5">â€\u009d â€\u009d <text:s text:c="2"/>66</text:p>
      <text:p text:style-name="P5">one <text:s text:c="10"/>one <text:s text:c="2"/>57</text:p>
      <text:p text:style-name="P5">replied <text:s text:c="2"/>replied <text:s text:c="2"/>48</text:p>
      <text:p text:style-name="P5">upon <text:s text:c="8"/>upon <text:s text:c="2"/>48</text:p>
      <text:p text:style-name="P5">weller <text:s text:c="4"/>weller <text:s text:c="2"/>46</text:p>
      <text:p text:style-name="P5">winkle <text:s text:c="4"/>winkle <text:s text:c="2"/>46</text:p>
      <text:p text:style-name="P5">boy <text:s text:c="10"/>boy <text:s text:c="2"/>45</text:p>
      <text:p text:style-name="P5"><text:span text:style-name="T9">&gt;</text:span># Generate the WordCloud</text:p>
      <text:p text:style-name="P5"><text:span text:style-name="T9">&gt;</text:span>library(wordcloud)</text:p>
      <text:p text:style-name="P5"><text:span text:style-name="T9">&gt;</text:span>#contains library(RColorBrewer)</text:p>
      <text:p text:style-name="P5"><text:span text:style-name="T9">&gt;</text:span># http://applied-r.com/rcolorbrewer-palettes/#</text:p>
      <text:p text:style-name="P5"><text:span text:style-name="T9">&gt;</text:span>#par(bg="white")</text:p>
      <text:p text:style-name="P5"><text:span text:style-name="T9">&gt;</text:span>#png(file="WordCloud.png",width=1000,height=700, bg="grey30")</text:p>
      <text:p text:style-name="P5"><text:span text:style-name="T9">&gt;</text:span>#wordcloud(d$word, d$freq, col=terrain.colors(length(d$word), alpha=0.9), random.order=FALSE, rot.per=0.3 )</text:p>
      <text:p text:style-name="P5"><text:span text:style-name="T9">&gt;</text:span>wordcloud(words = d$word, </text:p>
      <text:p text:style-name="P5">+ <text:s text:c="10"/>freq = d$freq,</text:p>
      <text:p text:style-name="P5">+ <text:s text:c="10"/>min.freq = 1, </text:p>
      <text:p text:style-name="P5">+ <text:s text:c="10"/>max.words = 200,</text:p>
      <text:p text:style-name="P5">+ <text:s text:c="10"/>random.order = FALSE, </text:p>
      <text:p text:style-name="P5">+ <text:s text:c="10"/>rot.per = 0.35, </text:p>
      <text:p text:style-name="P5">+ <text:s text:c="10"/>colors = brewer.pal(8, "Dark2"))</text:p>
      <text:p text:style-name="P5">There were 50 or more warnings (use warnings() to see the first 50)</text:p>
      <text:p text:style-name="P5"><text:soft-page-break/><text:span text:style-name="T9">&gt;</text:span>#contains library(RColorBrewer)</text:p>
      <text:p text:style-name="P5"><text:span text:style-name="T9">&gt;</text:span># http://applied-r.com/rcolorbrewer-palettes/#</text:p>
      <text:p text:style-name="P5"><text:span text:style-name="T9">&gt;</text:span>#par(bg="white")</text:p>
      <text:p text:style-name="P5"><text:span text:style-name="T9">&gt;</text:span>#png(file="WordCloud.png",width=1000,height=700, bg="grey30")</text:p>
      <text:p text:style-name="P5"><text:span text:style-name="T9">&gt;</text:span>#wordcloud(d$word, d$freq, col=terrain.colors(length(d$word), alpha=0.9), random.order=FALSE, rot.per=0.3 )</text:p>
      <text:p text:style-name="P5"><text:span text:style-name="T9">&gt;</text:span>wordcloud(words = d$word, </text:p>
      <text:p text:style-name="P5">+ <text:s text:c="10"/>freq = d$freq,</text:p>
      <text:p text:style-name="P5">+ <text:s text:c="10"/>min.freq = 1, </text:p>
      <text:p text:style-name="P5">+ <text:s text:c="10"/>max.words = 200,</text:p>
      <text:p text:style-name="P5">+ <text:s text:c="10"/>random.order = FALSE, </text:p>
      <text:p text:style-name="P5">+ <text:s text:c="10"/>rot.per = 0.35, </text:p>
      <text:p text:style-name="P5">+ <text:s text:c="10"/>colors = brewer.pal(8, "Dark2"))</text:p>
      <text:p text:style-name="P5">Error in wordcloud(words = d$word, freq = d$freq, min.freq = 1, max.words = 200, <text:s/>: </text:p>
      <text:p text:style-name="P5"><text:s text:c="2"/>object 'd' not found</text:p>
      <text:p text:style-name="P5"><text:span text:style-name="T9">&gt;</text:span>library(tm)</text:p>
      <text:p text:style-name="P5"><text:span text:style-name="T9">&gt;</text:span>src &lt;- DirSource("C:/Users/DELL/Dropbox/Arjun/02-research/digital-humanities/workshops/Rworkshop/ClassworkFiles/corpus")</text:p>
      <text:p text:style-name="P5"><text:span text:style-name="T9">&gt;</text:span>docs &lt;- Corpus(src)</text:p>
      <text:p text:style-name="P5"><text:span text:style-name="T9">&gt;</text:span>#inspect(docs)</text:p>
      <text:p text:style-name="P5"><text:span text:style-name="T9">&gt;</text:span>#docs$content</text:p>
      <text:p text:style-name="P5"><text:span text:style-name="T9">&gt;</text:span># Convert the text to lower case</text:p>
      <text:p text:style-name="P5"><text:span text:style-name="T9">&gt;</text:span>docs &lt;- tm_map(docs, content_transformer(tolower))</text:p>
      <text:p text:style-name="P5"><text:span text:style-name="T9">&gt;</text:span># Remove numbers</text:p>
      <text:p text:style-name="P5"><text:span text:style-name="T9">&gt;</text:span>docs &lt;- tm_map(docs, removeNumbers)</text:p>
      <text:p text:style-name="P5"><text:span text:style-name="T9">&gt;</text:span># Remove english common stopwords</text:p>
      <text:p text:style-name="P5"><text:span text:style-name="T9">&gt;</text:span>docs &lt;- tm_map(docs, removeWords, c(stopwords("english")))</text:p>
      <text:p text:style-name="P5"><text:span text:style-name="T9">&gt;</text:span># Remove punctuations</text:p>
      <text:p text:style-name="P5"><text:span text:style-name="T9">&gt;</text:span>docs &lt;- tm_map(docs, removePunctuation)</text:p>
      <text:p text:style-name="P5"><text:span text:style-name="T9">&gt;</text:span># Eliminate extra white spaces</text:p>
      <text:p text:style-name="P5"><text:span text:style-name="T9">&gt;</text:span>docs &lt;- tm_map(docs, stripWhitespace)</text:p>
      <text:p text:style-name="P5"><text:span text:style-name="T9">&gt;</text:span># Text stemming (reduces words to their root form)</text:p>
      <text:p text:style-name="P5"><text:span text:style-name="T9">&gt;</text:span>docs &lt;- tm_map(docs, removeWords, c("disco0", "disco1", "disco2"))</text:p>
      <text:p text:style-name="P5"><text:span text:style-name="T9">&gt;</text:span>#creating document term matrix</text:p>
      <text:p text:style-name="P5"><text:span text:style-name="T9">&gt;</text:span>dtm &lt;- TermDocumentMatrix(docs)</text:p>
      <text:p text:style-name="P5"><text:span text:style-name="T9">&gt;</text:span>m &lt;- as.matrix(dtm)</text:p>
      <text:p text:style-name="P5"><text:span text:style-name="T9">&gt;</text:span>v &lt;- sort(rowSums(m),decreasing=TRUE)</text:p>
      <text:p text:style-name="P5"><text:span text:style-name="T9">&gt;</text:span>d &lt;- data.frame(word = names(v),freq=v)</text:p>
      <text:p text:style-name="P5"><text:span text:style-name="T9">&gt;</text:span>head(d, 10)</text:p>
      <text:p text:style-name="P5"><text:s text:c="13"/>word freq</text:p>
      <text:p text:style-name="P5">said <text:s text:c="8"/>said <text:s/>147</text:p>
      <text:p text:style-name="P5">pickwick pickwick <text:s/>137</text:p>
      <text:p text:style-name="P5">old <text:s text:c="10"/>old <text:s text:c="2"/>97</text:p>
      <text:p text:style-name="P5">â€\u009d â€\u009d <text:s text:c="2"/>66</text:p>
      <text:p text:style-name="P5">one <text:s text:c="10"/>one <text:s text:c="2"/>57</text:p>
      <text:p text:style-name="P5">replied <text:s text:c="2"/>replied <text:s text:c="2"/>48</text:p>
      <text:p text:style-name="P5">upon <text:s text:c="8"/>upon <text:s text:c="2"/>48</text:p>
      <text:p text:style-name="P5">weller <text:s text:c="4"/>weller <text:s text:c="2"/>46</text:p>
      <text:p text:style-name="P5">winkle <text:s text:c="4"/>winkle <text:s text:c="2"/>46</text:p>
      <text:p text:style-name="P5">boy <text:s text:c="10"/>boy <text:s text:c="2"/>45</text:p>
      <text:p text:style-name="P5"><text:soft-page-break/><text:span text:style-name="T9">&gt;</text:span># Generate the WordCloud</text:p>
      <text:p text:style-name="P5"><text:span text:style-name="T9">&gt;</text:span>library(wordcloud)</text:p>
      <text:p text:style-name="P5"><text:span text:style-name="T9">&gt;</text:span>#contains library(RColorBrewer)</text:p>
      <text:p text:style-name="P5"><text:span text:style-name="T9">&gt;</text:span># http://applied-r.com/rcolorbrewer-palettes/#</text:p>
      <text:p text:style-name="P5"><text:span text:style-name="T9">&gt;</text:span>#par(bg="white")</text:p>
      <text:p text:style-name="P5"><text:span text:style-name="T9">&gt;</text:span>#png(file="WordCloud.png",width=1000,height=700, bg="grey30")</text:p>
      <text:p text:style-name="P5"><text:span text:style-name="T9">&gt;</text:span>#wordcloud(d$word, d$freq, col=terrain.colors(length(d$word), alpha=0.9), random.order=FALSE, rot.per=0.3 )</text:p>
      <text:p text:style-name="P5"><text:span text:style-name="T9">&gt;</text:span>wordcloud(words = d$word, </text:p>
      <text:p text:style-name="P5">+ <text:s text:c="10"/>freq = d$freq,</text:p>
      <text:p text:style-name="P5">+ <text:s text:c="10"/>min.freq = 1, </text:p>
      <text:p text:style-name="P5">+ <text:s text:c="10"/>max.words = 200,</text:p>
      <text:p text:style-name="P5">+ <text:s text:c="10"/>random.order = FALSE, </text:p>
      <text:p text:style-name="P5">+ <text:s text:c="10"/>rot.per = 0.35, </text:p>
      <text:p text:style-name="P5">+ <text:s text:c="10"/>colors = brewer.pal(8, "Dark2"))</text:p>
      <text:p text:style-name="P5">There were 50 or more warnings (use warnings() to see the first 50)</text:p>
      <text:p text:style-name="P5"><text:span text:style-name="T9">&gt;</text:span>#title(main = "Opening Lines of Pride and Prejudice", font.main = 1, col.main = "cornsilk3", cex.main = 1.5)</text:p>
      <text:p text:style-name="P5"><text:span text:style-name="T9">&gt;</text:span>head(d, 10)</text:p>
      <text:p text:style-name="P5"><text:s text:c="13"/>word freq</text:p>
      <text:p text:style-name="P5">said <text:s text:c="8"/>said <text:s/>147</text:p>
      <text:p text:style-name="P5">pickwick pickwick <text:s/>137</text:p>
      <text:p text:style-name="P5">old <text:s text:c="10"/>old <text:s text:c="2"/>97</text:p>
      <text:p text:style-name="P5">â€\u009d â€\u009d <text:s text:c="2"/>66</text:p>
      <text:p text:style-name="P5">one <text:s text:c="10"/>one <text:s text:c="2"/>57</text:p>
      <text:p text:style-name="P5">replied <text:s text:c="2"/>replied <text:s text:c="2"/>48</text:p>
      <text:p text:style-name="P5">upon <text:s text:c="8"/>upon <text:s text:c="2"/>48</text:p>
      <text:p text:style-name="P5">weller <text:s text:c="4"/>weller <text:s text:c="2"/>46</text:p>
      <text:p text:style-name="P5">winkle <text:s text:c="4"/>winkle <text:s text:c="2"/>46</text:p>
      <text:p text:style-name="P5">boy <text:s text:c="10"/>boy <text:s text:c="2"/>45</text:p>
      <text:p text:style-name="P5"><text:span text:style-name="T9">&gt;</text:span>library(tm)</text:p>
      <text:p text:style-name="P5"><text:span text:style-name="T9">&gt;</text:span>src &lt;- DirSource("C:/Users/DELL/Dropbox/Arjun/02-research/digital-humanities/workshops/Rworkshop/ClassworkFiles/corpus")</text:p>
      <text:p text:style-name="P5"><text:span text:style-name="T9">&gt;</text:span>docs &lt;- Corpus(src)</text:p>
      <text:p text:style-name="P5"><text:span text:style-name="T9">&gt;</text:span>#inspect(docs)</text:p>
      <text:p text:style-name="P5"><text:span text:style-name="T9">&gt;</text:span>#docs$content</text:p>
      <text:p text:style-name="P5"><text:span text:style-name="T9">&gt;</text:span># Convert the text to lower case</text:p>
      <text:p text:style-name="P5"><text:span text:style-name="T9">&gt;</text:span>docs &lt;- tm_map(docs, content_transformer(tolower))</text:p>
      <text:p text:style-name="P5"><text:span text:style-name="T9">&gt;</text:span># Remove numbers</text:p>
      <text:p text:style-name="P5"><text:span text:style-name="T9">&gt;</text:span>docs &lt;- tm_map(docs, removeNumbers)</text:p>
      <text:p text:style-name="P5"><text:span text:style-name="T9">&gt;</text:span># Remove english common stopwords</text:p>
      <text:p text:style-name="P5"><text:span text:style-name="T9">&gt;</text:span>docs &lt;- tm_map(docs, removeWords, c(stopwords("english")))</text:p>
      <text:p text:style-name="P5"><text:span text:style-name="T9">&gt;</text:span># Remove punctuations</text:p>
      <text:p text:style-name="P5"><text:span text:style-name="T9">&gt;</text:span>docs &lt;- tm_map(docs, removePunctuation)</text:p>
      <text:p text:style-name="P5"><text:span text:style-name="T9">&gt;</text:span># Eliminate extra white spaces</text:p>
      <text:p text:style-name="P5"><text:span text:style-name="T9">&gt;</text:span>docs &lt;- tm_map(docs, stripWhitespace)</text:p>
      <text:p text:style-name="P5"><text:span text:style-name="T9">&gt;</text:span># Text stemming (reduces words to their root form)</text:p>
      <text:p text:style-name="P5"><text:span text:style-name="T9">&gt;</text:span>library(SnowballC)</text:p>
      <text:p text:style-name="P5"><text:span text:style-name="T9">&gt;</text:span>docs &lt;- tm_map(docs, stemDocument)</text:p>
      <text:p text:style-name="P5"><text:span text:style-name="T9">&gt;</text:span># Remove additional stopwords</text:p>
      <text:p text:style-name="P5"><text:soft-page-break/><text:span text:style-name="T9">&gt;</text:span>docs &lt;- tm_map(docs, removeWords, c("disco0", "disco1", "disco2"))</text:p>
      <text:p text:style-name="P5"><text:span text:style-name="T9">&gt;</text:span>#creating document term matrix</text:p>
      <text:p text:style-name="P5"><text:span text:style-name="T9">&gt;</text:span>dtm &lt;- TermDocumentMatrix(docs)</text:p>
      <text:p text:style-name="P5"><text:span text:style-name="T9">&gt;</text:span>m &lt;- as.matrix(dtm)</text:p>
      <text:p text:style-name="P5"><text:span text:style-name="T9">&gt;</text:span>v &lt;- sort(rowSums(m),decreasing=TRUE)</text:p>
      <text:p text:style-name="P5"><text:span text:style-name="T9">&gt;</text:span>d &lt;- data.frame(word = names(v),freq=v)</text:p>
      <text:p text:style-name="P5"><text:span text:style-name="T9">&gt;</text:span>head(d, 10)</text:p>
      <text:p text:style-name="P5"><text:s text:c="13"/>word freq</text:p>
      <text:p text:style-name="P5">said <text:s text:c="8"/>said <text:s/>147</text:p>
      <text:p text:style-name="P5">pickwick pickwick <text:s/>138</text:p>
      <text:p text:style-name="P5">old <text:s text:c="10"/>old <text:s text:c="2"/>97</text:p>
      <text:p text:style-name="P5">â€\u009d â€\u009d <text:s text:c="2"/>66</text:p>
      <text:p text:style-name="P5">one <text:s text:c="10"/>one <text:s text:c="2"/>59</text:p>
      <text:p text:style-name="P5">ladi <text:s text:c="8"/>ladi <text:s text:c="2"/>57</text:p>
      <text:p text:style-name="P5">repli <text:s text:c="6"/>repli <text:s text:c="2"/>51</text:p>
      <text:p text:style-name="P5">goblin <text:s text:c="4"/>goblin <text:s text:c="2"/>50</text:p>
      <text:p text:style-name="P5">boy <text:s text:c="10"/>boy <text:s text:c="2"/>49</text:p>
      <text:p text:style-name="P5">upon <text:s text:c="8"/>upon <text:s text:c="2"/>48 <text:s text:c="73"/></text:p>
      <text:p text:style-name="P5"/>
      <text:p text:style-name="P5"/>
      <text:h text:style-name="Heading_20_2" text:outline-level="2">Day 10 RoundUp:</text:h>
      <text:p text:style-name="P6">Package introduced: sf, mapview</text:p>
      <text:p text:style-name="P6">The code run (mapPlot.R) and data (cleanoutput.csv) are placed in Files.</text:p>
      <text:p text:style-name="P8"><text:span text:style-name="T3">An example of an animated R mapping: </text:span><text:a xlink:type="simple" xlink:href="https://www.youtube.com/watch?v=0WQHwmYLJxI" office:target-frame-name="_blank" xlink:show="new" text:style-name="Internet_20_link" text:visited-style-name="Visited_20_Internet_20_Link"><text:span text:style-name="T3">https://www.youtube.com/watch?v=0WQHwmYLJxI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meel Noori Nastaleeq" svg:font-family="'Jameel Noori Nastaleeq'"/>
    <style:font-face style:name="Segoe UI Web" svg:font-family="'Segoe UI Web', 'Segoe UI', 'Segoe WP', 'Segoe UI Emoji', Tahoma, Arial, sans-serif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Jameel Noori Nastaleeq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Jameel Noori Nastaleeq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Jameel Noori Nastaleeq" style:font-family-complex="'Jameel Noori Nastaleeq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Jameel Noori Nastaleeq" style:font-family-complex="'Jameel Noori Nastaleeq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Jameel Noori Nastaleeq" style:font-family-complex="'Jameel Noori Nastaleeq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Jameel Noori Nastaleeq" style:font-family-complex="'Jameel Noori Nastaleeq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mmand_20_Identifier" style:display-name="Command Identifier" style:family="paragraph" style:parent-style-name="Standard" style:next-style-name="Standard">
      <loext:graphic-properties draw:fill="solid" draw:fill-color="#ff0000"/>
      <style:paragraph-properties fo:background-color="#ff0000"/>
      <style:text-properties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অর্জুন </meta:initial-creator>
    <meta:creation-date>2022-08-11T13:07:56.403960535</meta:creation-date>
    <dc:date>2022-08-12T22:36:41.896715381</dc:date>
    <dc:creator>অর্জুন </dc:creator>
    <meta:editing-duration>PT4H27M3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5" meta:paragraph-count="1105" meta:word-count="4941" meta:character-count="35550" meta:non-whitespace-character-count="28230"/>
  </office:meta>
</office:document-meta>
</file>